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0.88mm"/>
    </style:style>
    <style:style style:name="co20" style:family="table-column">
      <style:table-column-properties fo:break-before="auto" style:column-width="9.74mm"/>
    </style:style>
    <style:style style:name="co21" style:family="table-column">
      <style:table-column-properties fo:break-before="auto" style:column-width="20.51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9.8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1.85mm"/>
    </style:style>
    <style:style style:name="co26" style:family="table-column">
      <style:table-column-properties fo:break-before="auto" style:column-width="12.14mm"/>
    </style:style>
    <style:style style:name="co27" style:family="table-column">
      <style:table-column-properties fo:break-before="auto" style:column-width="12.54mm"/>
    </style:style>
    <style:style style:name="co28" style:family="table-column">
      <style:table-column-properties fo:break-before="auto" style:column-width="14.04mm"/>
    </style:style>
    <style:style style:name="co29" style:family="table-column">
      <style:table-column-properties fo:break-before="auto" style:column-width="11.57mm"/>
    </style:style>
    <style:style style:name="co30" style:family="table-column">
      <style:table-column-properties fo:break-before="auto" style:column-width="21.73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7.97mm"/>
    </style:style>
    <style:style style:name="co33" style:family="table-column">
      <style:table-column-properties fo:break-before="auto" style:column-width="21.59mm"/>
    </style:style>
    <style:style style:name="co34" style:family="table-column">
      <style:table-column-properties fo:break-before="auto" style:column-width="8.43mm"/>
    </style:style>
    <style:style style:name="co35" style:family="table-column">
      <style:table-column-properties fo:break-before="auto" style:column-width="6.86mm"/>
    </style:style>
    <style:style style:name="co36" style:family="table-column">
      <style:table-column-properties fo:break-before="auto" style:column-width="24.62mm"/>
    </style:style>
    <style:style style:name="co37" style:family="table-column">
      <style:table-column-properties fo:break-before="auto" style:column-width="8.59mm"/>
    </style:style>
    <style:style style:name="co38" style:family="table-column">
      <style:table-column-properties fo:break-before="auto" style:column-width="32.65mm"/>
    </style:style>
    <style:style style:name="co39" style:family="table-column">
      <style:table-column-properties fo:break-before="auto" style:column-width="22.05mm"/>
    </style:style>
    <style:style style:name="co40" style:family="table-column">
      <style:table-column-properties fo:break-before="auto" style:column-width="8.87mm"/>
    </style:style>
    <style:style style:name="co41" style:family="table-column">
      <style:table-column-properties fo:break-before="auto" style:column-width="14.89mm"/>
    </style:style>
    <style:style style:name="co42" style:family="table-column">
      <style:table-column-properties fo:break-before="auto" style:column-width="23.48mm"/>
    </style:style>
    <style:style style:name="co43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9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40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9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52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58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000000"/>
    </style:style>
    <style:style style:name="T21" style:family="text">
      <style:text-properties style:text-position="-33% 58%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78mm" svg:height="7.7mm" svg:x="11.67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table:style-name="ce4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86"/>
          <table:covered-table-cell table:number-columns-repeated="3" table:style-name="ce10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41" table:formula="of:=[$Données.W5]" office:value-type="string" office:string-value="-  x² - 10 x + 9" calcext:value-type="string" table:number-columns-spanned="13" table:number-rows-spanned="1">
            <text:p>- <text:s/>x² - 10 x + 9</text:p>
          </table:table-cell>
          <table:covered-table-cell table:style-name="ce57"/>
          <table:covered-table-cell table:number-columns-repeated="10" table:style-name="ce40"/>
          <table:covered-table-cell table:style-name="ce88"/>
          <table:table-cell table:style-name="ce102" table:number-columns-repeated="3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17]" office:value-type="string" office:string-value="5 x² + 7 x + 9" calcext:value-type="string" table:number-columns-spanned="17" table:number-rows-spanned="1">
            <text:p>5 x² + 7 x + 9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13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42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+ " calcext:value-type="string">
            <text:p><text:s/>+ </text:p>
          </table:table-cell>
          <table:table-cell table:style-name="ce184" table:formula="of:=[$Données.D42]" office:value-type="float" office:value="6" calcext:value-type="float">
            <text:p>6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+" calcext:value-type="string">
            <text:p>+</text:p>
          </table:table-cell>
          <table:table-cell table:style-name="ce185" table:formula="of:=[$Données.D44]" office:value-type="float" office:value="1" calcext:value-type="float">
            <text:p>1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212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21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212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212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212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79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79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65]" office:value-type="float" office:value="-5" calcext:value-type="float">
            <text:p>-5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4" calcext:value-type="float">
            <text:p>4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35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35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35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35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135"/>
        <table:table-column table:style-name="co14" table:number-columns-repeated="8" table:default-cell-style-name="ce150"/>
        <table:table-column table:style-name="co1" table:number-columns-repeated="5" table:default-cell-style-name="ce150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5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5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135" table:number-columns-repeated="5"/>
          <table:table-cell table:style-name="ce39"/>
          <table:table-cell table:style-name="ce391" office:value-type="boolean" office:boolean-value="true" calcext:value-type="boolean">
            <text:p>VRAI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50"/>
          <table:table-cell table:style-name="ce364" table:number-columns-repeated="3"/>
          <table:covered-table-cell table:number-columns-repeated="3" table:style-name="ce250"/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5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6 - x| = 13" calcext:value-type="string" table:number-columns-spanned="3" table:number-rows-spanned="1">
            <text:p>|6 - x| = 13</text:p>
          </table:table-cell>
          <table:covered-table-cell table:style-name="ce357"/>
          <table:covered-table-cell table:style-name="ce360"/>
          <table:table-cell table:style-name="ce150"/>
          <table:table-cell table:style-name="ce329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56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table-cell table:style-name="ce150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50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50"/>
          <table:table-cell table:style-name="ce379" office:value-type="string" calcext:value-type="string">
            <text:p><text:span text:style-name="T17">Taper </text:span><text:span text:style-name="T18">Alt </text:span><text:span text:style-name="T19">+</text:span><text:span text:style-name="T18"> 0216</text:span><text:span text:style-name="T17"> pour </text:span><text:span text:style-name="T18">Ø </text:span></text:p>
          </table:table-cell>
          <table:table-cell table:style-name="ce150" table:number-columns-repeated="5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56" table:number-columns-repeated="8"/>
          <table:table-cell table:style-name="ce135"/>
          <table:table-cell table:style-name="ce329" office:value-type="string" calcext:value-type="string">
            <text:p>Saisir <text:span text:style-name="T9">I </text:span><text:span text:style-name="T20">puis</text:span><text:span text:style-name="T9"> R</text:span> pour l'ensemble des nombres réels (IR)</text:p>
          </table:table-cell>
          <table:table-cell table:style-name="ce135" table:number-columns-repeated="4"/>
          <table:table-cell table:number-columns-repeated="932"/>
          <table:table-cell table:style-name="ce13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28]" office:value-type="string" office:string-value="|x| &gt; -5" calcext:value-type="string" table:number-columns-spanned="4" table:number-rows-spanned="1">
            <text:p>|x| &gt; -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31]" office:value-type="string" office:string-value="|x - 1| &lt; 4" calcext:value-type="string" table:number-columns-spanned="4" table:number-rows-spanned="1">
            <text:p>|x - 1| &lt; 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5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8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307" table:formula="of:=[$Données.W141]" office:value-type="string" office:string-value="-3 x² - 60 x - 288 = 0" calcext:value-type="string" table:number-columns-spanned="20" table:number-rows-spanned="1">
            <text:p>-3 x² - 60 x - 288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82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78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3"/>
          <table:table-cell table:style-name="ce72"/>
          <table:table-cell table:style-name="ce378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115" table:formula="of:=IF(AND([.$AX$1];[.$AX$2]);[$Données.J144];&quot;&quot;)">
            <text:p/>
          </table:table-cell>
          <table:table-cell table:style-name="ce115" table:formula="of:=IF(AND([.$AX$1];[.$AX$2]);[$Données.K144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²</text:p>
          </table:table-cell>
          <table:table-cell table:style-name="ce52" table:number-columns-repeated="2"/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72"/>
          <table:table-cell table:style-name="ce378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5];&quot;&quot;)">
            <text:p/>
          </table:table-cell>
          <table:table-cell table:style-name="ce115" table:formula="of:=IF(AND([.$AX$1];[.$AX$2]);[$Données.F145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5];&quot;&quot;)">
            <text:p/>
          </table:table-cell>
          <table:table-cell table:style-name="ce115" table:formula="of:=IF(AND([.$AX$1];[.$AX$2]);[$Données.I145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/>
          <table:table-cell table:style-name="Default" table:number-columns-repeated="2"/>
          <table:table-cell table:number-columns-repeated="3"/>
          <table:table-cell table:style-name="ce82" table:number-columns-repeated="2"/>
          <table:table-cell table:style-name="Default" table:number-columns-repeated="2"/>
          <table:table-cell table:number-columns-repeated="967"/>
          <table:table-cell table:style-name="ce39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6];&quot;&quot;)">
            <text:p/>
          </table:table-cell>
          <table:table-cell table:style-name="ce115" table:formula="of:=IF(AND([.$AX$1];[.$AX$2]);[$Données.F146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6];&quot;&quot;)">
            <text:p/>
          </table:table-cell>
          <table:table-cell table:style-name="ce115" table:formula="of:=IF(AND([.$AX$1];[.$AX$2]);[$Données.I146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69"/>
          <table:table-cell table:style-name="ce39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378" table:formula="of:=IF(OR([.$AX$1];[.$AX$2]);IF([$Données.AF147]=[$Données.AG147];1;0);&quot;&quot;)">
            <text:p/>
          </table:table-cell>
          <table:table-cell table:style-name="ce72"/>
          <table:table-cell table:style-name="ce115" table:formula="of:=IF(AND([.$AX$1];[.$AX$2]);[$Données.A147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7];&quot;&quot;)">
            <text:p/>
          </table:table-cell>
          <table:table-cell table:style-name="ce115" table:formula="of:=IF(AND([.$AX$1];[.$AX$2]);[$Données.E147];&quot;&quot;)">
            <text:p/>
          </table:table-cell>
          <table:table-cell table:style-name="ce115" table:formula="of:=IF(AND([.$AX$1];[.$AX$2]);[$Données.F147];&quot;&quot;)">
            <text:p/>
          </table:table-cell>
          <table:table-cell table:style-name="ce115" table:formula="of:=IF(AND([.$AX$1];[.$AX$2]);[$Données.G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47];&quot;&quot;)">
            <text:p/>
          </table:table-cell>
          <table:table-cell table:style-name="ce115" table:formula="of:=IF(AND([.$AX$1];[.$AX$2]);[$Données.L147];&quot;&quot;)">
            <text:p/>
          </table:table-cell>
          <table:table-cell table:style-name="ce115" table:formula="of:=IF(AND([.$AX$1];[.$AX$2]);[$Données.M147];&quot;&quot;)">
            <text:p/>
          </table:table-cell>
          <table:table-cell table:style-name="ce115" table:formula="of:=IF(AND([.$AX$1];[.$AX$2]);[$Données.N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115" table:formula="of:=IF(AND([.$AX$1];[.$AX$2]);[$Données.A148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8];&quot;&quot;)">
            <text:p/>
          </table:table-cell>
          <table:table-cell table:style-name="ce115" table:formula="of:=IF(AND([.$AX$1];[.$AX$2]);[$Données.E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48];&quot;&quot;)">
            <text:p/>
          </table:table-cell>
          <table:table-cell table:style-name="ce115" table:formula="of:=IF(AND([.$AX$1];[.$AX$2]);[$Données.J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1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1">2</text:span> =</text:p>
          </table:table-cell>
          <table:table-cell table:style-name="ce52"/>
          <table:table-cell table:style-name="ce56" table:number-columns-repeated="11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21">1</text:span> =</text:p>
          </table:table-cell>
          <table:table-cell table:style-name="ce115" table:formula="of:=IF(AND([.$AX$1];[.$AX$2]);[$Données.C149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21">2</text:span> =</text:p>
          </table:table-cell>
          <table:table-cell table:style-name="ce115" table:formula="of:=IF(AND([.$AX$1];[.$AX$2]);[$Données.G149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fy2zJFLnx4Ok+Zwy86Gd5tmAsW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59"/>
          <table:table-cell table:style-name="ce59" table:number-columns-repeated="4"/>
          <table:table-cell table:style-name="ce117" table:number-columns-repeated="3"/>
          <table:table-cell table:style-name="ce111" table:formula="of:=IF(OR([.$X$1];[.$X$2]);[$Données.AE35];&quot;&quot;)" office:value-type="float" office:value="0.27027027027027" calcext:value-type="float" table:number-columns-spanned="2" table:number-rows-spanned="2">
            <text:p>0,27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table-cell table:style-name="ce59" table:number-columns-repeated="5"/>
          <table:table-cell table:style-name="ce117" table:number-columns-repeated="3"/>
          <table:covered-table-cell table:style-name="ce59"/>
          <table:covered-table-cell/>
          <table:covered-table-cell table:style-name="ce59"/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13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5 x² + 7 x + 9" calcext:value-type="string" table:number-columns-spanned="13" table:number-rows-spanned="1">
            <text:p>5 x² + 7 x + 9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7" calcext:value-type="float">
            <text:p>7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98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+" calcext:value-type="string">
            <text:p>+</text:p>
          </table:table-cell>
          <table:table-cell table:style-name="ce130" table:formula="of:=IF(AND([.$X$1];[.$X$2]);[$Données.I21];&quot;&quot;)" office:value-type="float" office:value="9" calcext:value-type="float">
            <text:p>9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5" calcext:value-type="float">
            <text:p>5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7" calcext:value-type="float">
            <text:p>7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49" calcext:value-type="float">
            <text:p>49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98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+" calcext:value-type="string">
            <text:p>+</text:p>
          </table:table-cell>
          <table:table-cell table:style-name="ce130" table:formula="of:=IF(AND([.$X$1];[.$X$2]);[$Données.L24];&quot;&quot;)" office:value-type="float" office:value="9" calcext:value-type="float">
            <text:p>9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10" calcext:value-type="float">
            <text:p>10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100" calcext:value-type="float">
            <text:p>100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7" calcext:value-type="float">
            <text:p>7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49" calcext:value-type="float">
            <text:p>49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98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+" calcext:value-type="string">
            <text:p>+</text:p>
          </table:table-cell>
          <table:table-cell table:style-name="ce130" table:formula="of:=IF(AND([.$X$1];[.$X$2]);[$Données.J28];&quot;&quot;)" office:value-type="float" office:value="9" calcext:value-type="float">
            <text:p>9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20" calcext:value-type="float">
            <text:p>20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 office:value-type="float" office:value="7" calcext:value-type="float">
            <text:p>7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131" calcext:value-type="float">
            <text:p>131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9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20" calcext:value-type="float">
            <text:p>20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7" calcext:value-type="float">
            <text:p>7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131" calcext:value-type="float">
            <text:p>131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98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10" calcext:value-type="float">
            <text:p>10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20" calcext:value-type="float">
            <text:p>20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fy2zJFLnx4Ok+Zwy86Gd5tmAsW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420"/>
        <table:table-column table:style-name="co18" table:number-columns-repeated="3" table:default-cell-style-name="ce420"/>
        <table:table-column table:style-name="co1" table:default-cell-style-name="ce420"/>
        <table:table-column table:style-name="co18" table:default-cell-style-name="ce420"/>
        <table:table-column table:style-name="co19" table:default-cell-style-name="ce420"/>
        <table:table-column table:style-name="co20" table:default-cell-style-name="ce420"/>
        <table:table-column table:style-name="co18" table:number-columns-repeated="4" table:default-cell-style-name="ce420"/>
        <table:table-column table:style-name="co21" table:default-cell-style-name="ce420"/>
        <table:table-column table:style-name="co22" table:default-cell-style-name="ce420"/>
        <table:table-column table:style-name="co23" table:number-columns-repeated="2" table:default-cell-style-name="ce420"/>
        <table:table-column table:style-name="co24" table:default-cell-style-name="ce420"/>
        <table:table-column table:style-name="co23" table:default-cell-style-name="ce420"/>
        <table:table-column table:style-name="co25" table:default-cell-style-name="ce420"/>
        <table:table-column table:style-name="co26" table:default-cell-style-name="ce420"/>
        <table:table-column table:style-name="co23" table:number-columns-repeated="2" table:default-cell-style-name="ce420"/>
        <table:table-column table:style-name="co27" table:number-columns-repeated="2" table:default-cell-style-name="ce420"/>
        <table:table-column table:style-name="co28" table:number-columns-repeated="2" table:default-cell-style-name="ce420"/>
        <table:table-column table:style-name="co27" table:number-columns-repeated="5" table:default-cell-style-name="ce420"/>
        <table:table-column table:style-name="co23" table:default-cell-style-name="ce420"/>
        <table:table-column table:style-name="co29" table:default-cell-style-name="ce420"/>
        <table:table-column table:style-name="co30" table:default-cell-style-name="ce420"/>
        <table:table-column table:style-name="co23" table:number-columns-repeated="2" table:default-cell-style-name="ce420"/>
        <table:table-column table:style-name="co31" table:default-cell-style-name="ce420"/>
        <table:table-column table:style-name="co1" table:number-columns-repeated="2" table:default-cell-style-name="ce420"/>
        <table:table-column table:style-name="co23" table:default-cell-style-name="ce420"/>
        <table:table-column table:style-name="co32" table:default-cell-style-name="ce420"/>
        <table:table-column table:style-name="co33" table:default-cell-style-name="ce420"/>
        <table:table-column table:style-name="co34" table:number-columns-repeated="3" table:default-cell-style-name="ce420"/>
        <table:table-column table:style-name="co35" table:default-cell-style-name="ce420"/>
        <table:table-column table:style-name="co36" table:default-cell-style-name="ce420"/>
        <table:table-column table:style-name="co1" table:number-columns-repeated="2" table:default-cell-style-name="ce420"/>
        <table:table-column table:style-name="co37" table:default-cell-style-name="ce420"/>
        <table:table-column table:style-name="co38" table:default-cell-style-name="ce420"/>
        <table:table-column table:style-name="co1" table:number-columns-repeated="2" table:default-cell-style-name="ce420"/>
        <table:table-column table:style-name="co23" table:number-columns-repeated="2" table:default-cell-style-name="ce420"/>
        <table:table-column table:style-name="co39" table:default-cell-style-name="ce420"/>
        <table:table-column table:style-name="co40" table:default-cell-style-name="ce420"/>
        <table:table-column table:style-name="co23" table:number-columns-repeated="2" table:default-cell-style-name="ce420"/>
        <table:table-column table:style-name="co41" table:number-columns-repeated="3" table:default-cell-style-name="ce420"/>
        <table:table-column table:style-name="co42" table:default-cell-style-name="ce420"/>
        <table:table-column table:style-name="co43" table:default-cell-style-name="ce420"/>
        <table:table-column table:style-name="co23" table:number-columns-repeated="959" table:default-cell-style-name="ce420"/>
        <table:table-column table:style-name="co23" table:default-cell-style-name="ce519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463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553963" calcext:value-type="float">
            <text:p>553963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10" calcext:value-type="float">
            <text:p>10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382149" calcext:value-type="float">
            <text:p>382149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476875" calcext:value-type="float">
            <text:p>476875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12" calcext:value-type="float">
            <text:p>12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351477" calcext:value-type="float">
            <text:p>351477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238966" calcext:value-type="float">
            <text:p>238966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19" calcext:value-type="float">
            <text:p>19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548180" calcext:value-type="float">
            <text:p>54818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77" office:value-type="string" calcext:value-type="string">
            <text:p></text:p>
          </table:table-cell>
          <table:table-cell table:style-name="ce57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-  x² - 10 x + 9" calcext:value-type="string" table:number-columns-spanned="5" table:number-rows-spanned="1">
            <text:p>- <text:s/>x² - 10 x + 9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135132" calcext:value-type="float">
            <text:p>135132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20" calcext:value-type="float">
            <text:p>20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455" calcext:value-type="float">
            <text:p>45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string" office:string-value="-" calcext:value-type="string">
            <text:p>-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9" calcext:value-type="float">
            <text:p>9</text:p>
          </table:table-cell>
          <table:table-cell table:number-columns-repeated="9"/>
          <table:table-cell table:style-name="ce422" table:formula="of:=IF(RANDBETWEEN(0;1);-1;1)*RANDBETWEEN(1;6)" office:value-type="float" office:value="-1" calcext:value-type="float">
            <text:p>-1</text:p>
          </table:table-cell>
          <table:table-cell table:style-name="ce422" table:formula="of:=-2*[.Q6]*[.T6]" office:value-type="float" office:value="-10" calcext:value-type="float">
            <text:p>-10</text:p>
          </table:table-cell>
          <table:table-cell table:style-name="ce422" table:formula="of:=IF(RANDBETWEEN(0;1);-1;1)*RANDBETWEEN(1;10)" office:value-type="float" office:value="9" calcext:value-type="float">
            <text:p>9</text:p>
          </table:table-cell>
          <table:table-cell table:style-name="ce422" table:formula="of:=IF(RANDBETWEEN(0;1);-1;1)*RANDBETWEEN(1;6)" office:value-type="float" office:value="-5" calcext:value-type="float">
            <text:p>-5</text:p>
          </table:table-cell>
          <table:table-cell table:style-name="ce422" table:formula="of:=[.Q6]*[.T6]^2+[.R6]*[.T6]+[.S6]" office:value-type="float" office:value="34" calcext:value-type="float">
            <text:p>34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246246" calcext:value-type="float">
            <text:p>246246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18" calcext:value-type="float">
            <text:p>18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410677" calcext:value-type="float">
            <text:p>410677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9" calcext:value-type="float">
            <text:p>9</text:p>
          </table:table-cell>
          <table:table-cell table:number-columns-repeated="13"/>
          <table:table-cell table:style-name="ce422" table:formula="of:=IF(ISBLANK([$'2nd ° Seconde N1'.B7]);0;IF([$'2nd ° Seconde N1'.B7]=[.A7];1;-0.5))" office:value-type="float" office:value="0" calcext:value-type="float">
            <text:p>0</text:p>
          </table:table-cell>
          <table:table-cell table:style-name="ce422" table:formula="of:=IF(ISBLANK([$'2nd ° Seconde N1'.E7]);0;IF([$'2nd ° Seconde N1'.E7]=[.D7];1;-0.5))" office:value-type="float" office:value="0" calcext:value-type="float">
            <text:p>0</text:p>
          </table:table-cell>
          <table:table-cell table:style-name="ce422" table:formula="of:=IF(ISBLANK([$'2nd ° Seconde N1'.F7]);0;IF([$'2nd ° Seconde N1'.F7]=[.E7];1;-0.5))" office:value-type="float" office:value="0" calcext:value-type="float">
            <text:p>0</text:p>
          </table:table-cell>
          <table:table-cell table:style-name="ce422" table:formula="of:=IF(ISBLANK([$'2nd ° Seconde N1'.I7]);0;IF([$'2nd ° Seconde N1'.I7]=[.H7];1;-0.5))" office:value-type="float" office:value="0" calcext:value-type="float">
            <text:p>0</text:p>
          </table:table-cell>
          <table:table-cell table:style-name="ce422" table:formula="of:=IF(ISBLANK([$'2nd ° Seconde N1'.J7]);0;IF([$'2nd ° Seconde N1'.J7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897133" calcext:value-type="float">
            <text:p>89713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1" calcext:value-type="float">
            <text:p>1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622267" calcext:value-type="float">
            <text:p>622267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string" office:string-value="-" calcext:value-type="string">
            <text:p>-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9" calcext:value-type="float">
            <text:p>9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9]);0;IF([$'2nd ° Seconde N1'.B9]=[.A8];1;-0.5))" office:value-type="float" office:value="0" calcext:value-type="float">
            <text:p>0</text:p>
          </table:table-cell>
          <table:table-cell table:style-name="ce422" table:formula="of:=IF(ISBLANK([$'2nd ° Seconde N1'.F9]);0;IF([$'2nd ° Seconde N1'.F9]=[.E8];1;-0.5))" office:value-type="float" office:value="0" calcext:value-type="float">
            <text:p>0</text:p>
          </table:table-cell>
          <table:table-cell table:style-name="ce422" table:formula="of:=IF(ISBLANK([$'2nd ° Seconde N1'.G9]);0;IF([$'2nd ° Seconde N1'.G9]=[.F8];1;-0.5))" office:value-type="float" office:value="0" calcext:value-type="float">
            <text:p>0</text:p>
          </table:table-cell>
          <table:table-cell table:style-name="ce422" table:formula="of:=IF(ISBLANK([$'2nd ° Seconde N1'.I9]);0;IF([$'2nd ° Seconde N1'.I9]=[.H8];1;-0.5))" office:value-type="float" office:value="0" calcext:value-type="float">
            <text:p>0</text:p>
          </table:table-cell>
          <table:table-cell table:style-name="ce422" table:formula="of:=IF(ISBLANK([$'2nd ° Seconde N1'.J9]);0;IF([$'2nd ° Seconde N1'.J9]=[.I8];1;-0.5))" office:value-type="float" office:value="0" calcext:value-type="float">
            <text:p>0</text:p>
          </table:table-cell>
          <table:table-cell table:style-name="ce422" table:formula="of:=IF(ISBLANK([$'2nd ° Seconde N1'.L9]);0;IF([$'2nd ° Seconde N1'.L9]=[.K8];1;-0.5))" office:value-type="float" office:value="0" calcext:value-type="float">
            <text:p>0</text:p>
          </table:table-cell>
          <table:table-cell table:style-name="ce422" table:formula="of:=IF(ISBLANK([$'2nd ° Seconde N1'.M9]);0;IF([$'2nd ° Seconde N1'.M9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430499" calcext:value-type="float">
            <text:p>430499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14" calcext:value-type="float">
            <text:p>14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159831" calcext:value-type="float">
            <text:p>159831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+" calcext:value-type="string">
            <text:p>+</text:p>
          </table:table-cell>
          <table:table-cell table:formula="of:=ABS([.$Q$6]*[.E9]^2)" office:value-type="float" office:value="25" calcext:value-type="float">
            <text:p>25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9" calcext:value-type="float">
            <text:p>9</text:p>
          </table:table-cell>
          <table:table-cell table:number-columns-repeated="12"/>
          <table:table-cell table:style-name="ce422" table:formula="of:=IF(ISBLANK([$'2nd ° Seconde N1'.B11]);0;IF([$'2nd ° Seconde N1'.B11]=[.A9];1;-0.5))" office:value-type="float" office:value="0" calcext:value-type="float">
            <text:p>0</text:p>
          </table:table-cell>
          <table:table-cell table:style-name="ce422" table:formula="of:=IF(ISBLANK([$'2nd ° Seconde N1'.E11]);0;IF([$'2nd ° Seconde N1'.E11]=[.D9];1;-0.5))" office:value-type="float" office:value="0" calcext:value-type="float">
            <text:p>0</text:p>
          </table:table-cell>
          <table:table-cell table:style-name="ce422" table:formula="of:=IF(ISBLANK([$'2nd ° Seconde N1'.F11]);0;IF([$'2nd ° Seconde N1'.F11]=[.E9];1;-0.5))" office:value-type="float" office:value="0" calcext:value-type="float">
            <text:p>0</text:p>
          </table:table-cell>
          <table:table-cell table:style-name="ce422" table:formula="of:=IF(ISBLANK([$'2nd ° Seconde N1'.H11]);0;IF([$'2nd ° Seconde N1'.H11]=[.G9];1;-0.5))" office:value-type="float" office:value="0" calcext:value-type="float">
            <text:p>0</text:p>
          </table:table-cell>
          <table:table-cell table:style-name="ce422" table:formula="of:=IF(ISBLANK([$'2nd ° Seconde N1'.I11]);0;IF([$'2nd ° Seconde N1'.I11]=[.H9];1;-0.5))" office:value-type="float" office:value="0" calcext:value-type="float">
            <text:p>0</text:p>
          </table:table-cell>
          <table:table-cell table:style-name="ce422" table:formula="of:=IF(ISBLANK([$'2nd ° Seconde N1'.J11]);0;IF([$'2nd ° Seconde N1'.J11]=[.I9];1;-0.5))" office:value-type="float" office:value="0" calcext:value-type="float">
            <text:p>0</text:p>
          </table:table-cell>
          <table:table-cell table:style-name="ce422" table:formula="of:=IF(ISBLANK([$'2nd ° Seconde N1'.K11]);0;IF([$'2nd ° Seconde N1'.K11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293958" calcext:value-type="float">
            <text:p>293958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7" calcext:value-type="float">
            <text:p>1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747459" calcext:value-type="float">
            <text:p>747459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+" calcext:value-type="string">
            <text:p>+</text:p>
          </table:table-cell>
          <table:table-cell table:formula="of:=ABS([.U6])" office:value-type="float" office:value="34" calcext:value-type="float">
            <text:p>34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3]);0;IF([$'2nd ° Seconde N1'.B13]=[.A10];1;-0.5))" office:value-type="float" office:value="0" calcext:value-type="float">
            <text:p>0</text:p>
          </table:table-cell>
          <table:table-cell table:style-name="ce422" table:formula="of:=IF(ISBLANK([$'2nd ° Seconde N1'.E13]);0;IF([$'2nd ° Seconde N1'.E13]=[.D10];1;-0.5))" office:value-type="float" office:value="0" calcext:value-type="float">
            <text:p>0</text:p>
          </table:table-cell>
          <table:table-cell table:style-name="ce422" table:formula="of:=IF(ISBLANK([$'2nd ° Seconde N1'.F13]);0;IF([$'2nd ° Seconde N1'.F13]=[.E10];1;-0.5))" office:value-type="float" office:value="0" calcext:value-type="float">
            <text:p>0</text:p>
          </table:table-cell>
          <table:table-cell table:style-name="ce422" table:formula="of:=IF(ISBLANK([$'2nd ° Seconde N1'.H13]);0;IF([$'2nd ° Seconde N1'.H13]=[.G10];1;-0.5))" office:value-type="float" office:value="0" calcext:value-type="float">
            <text:p>0</text:p>
          </table:table-cell>
          <table:table-cell table:style-name="ce422" table:formula="of:=IF(ISBLANK([$'2nd ° Seconde N1'.I13]);0;IF([$'2nd ° Seconde N1'.I13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389262" calcext:value-type="float">
            <text:p>389262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16" calcext:value-type="float">
            <text:p>16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57828" calcext:value-type="float">
            <text:p>57828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12273" calcext:value-type="float">
            <text:p>12273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24" calcext:value-type="float">
            <text:p>24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752800" calcext:value-type="float">
            <text:p>752800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5]);0;IF([$'2nd ° Seconde N1'.D15]=[.T6];1;-0.5))" office:value-type="float" office:value="0" calcext:value-type="float">
            <text:p>0</text:p>
          </table:table-cell>
          <table:table-cell table:style-name="ce422" table:formula="of:=IF(ISBLANK([$'2nd ° Seconde N1'.G15]);0;IF([$'2nd ° Seconde N1'.G15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681012" calcext:value-type="float">
            <text:p>681012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6" calcext:value-type="float">
            <text:p>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618106" calcext:value-type="float">
            <text:p>618106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819940" calcext:value-type="float">
            <text:p>819940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2" calcext:value-type="float">
            <text:p>2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362904" calcext:value-type="float">
            <text:p>36290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527217" calcext:value-type="float">
            <text:p>527217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569958" calcext:value-type="float">
            <text:p>569958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807859" calcext:value-type="float">
            <text:p>807859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3" calcext:value-type="float">
            <text:p>3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973829" calcext:value-type="float">
            <text:p>973829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782427" calcext:value-type="float">
            <text:p>78242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4" calcext:value-type="float">
            <text:p>4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997520" calcext:value-type="float">
            <text:p>99752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5 x² + 7 x + 9" calcext:value-type="string" table:number-columns-spanned="5" table:number-rows-spanned="1">
            <text:p>5 x² + 7 x + 9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672082" calcext:value-type="float">
            <text:p>672082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7" calcext:value-type="float">
            <text:p>7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673502" calcext:value-type="float">
            <text:p>673502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9" calcext:value-type="float">
            <text:p>9</text:p>
          </table:table-cell>
          <table:table-cell table:number-columns-repeated="9"/>
          <table:table-cell table:style-name="ce422" table:formula="of:=INDEX([.AI2:.AI26];[.AM2])" office:value-type="float" office:value="5" calcext:value-type="float">
            <text:p>5</text:p>
          </table:table-cell>
          <table:table-cell table:style-name="ce422" table:formula="of:=INDEX([.AJ2:.AJ26];[.AM2])" office:value-type="float" office:value="7" calcext:value-type="float">
            <text:p>7</text:p>
          </table:table-cell>
          <table:table-cell table:style-name="ce422" table:formula="of:=IF(RANDBETWEEN(0;1);-1;1)*RANDBETWEEN(1;10)" office:value-type="float" office:value="9" calcext:value-type="float">
            <text:p>9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765492" calcext:value-type="float">
            <text:p>765492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5" calcext:value-type="float">
            <text:p>5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727709" calcext:value-type="float">
            <text:p>727709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7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7]);0;IF([$'2nd ° Seconde N2'.G7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25956" calcext:value-type="float">
            <text:p>25956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23" calcext:value-type="float">
            <text:p>23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84791" calcext:value-type="float">
            <text:p>84791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7" calcext:value-type="float">
            <text:p>7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-0.7" calcext:value-type="float" table:number-columns-spanned="2" table:number-rows-spanned="1">
            <text:p>-7/10 <text:s text:c="2"/></text:p>
          </table:table-cell>
          <table:covered-table-cell table:style-name="ce395"/>
          <table:table-cell table:style-name="ce481" table:formula="of:=[.Q18]*[.Q20]^2+[.R18]*[.Q20]+[.S18]" office:value-type="float" office:value="6.55" calcext:value-type="float" table:number-columns-spanned="2" table:number-rows-spanned="1">
            <text:p>131/20 <text:s text:c="2"/></text:p>
          </table:table-cell>
          <table:covered-table-cell/>
          <table:table-cell/>
          <table:covered-table-cell/>
          <table:table-cell table:style-name="ce422" table:formula="of:=IF(ISBLANK([$'2nd ° Seconde N2'.B8]);0;IF([$'2nd ° Seconde N2'.B8]=[.A21];1;-0.5))" office:value-type="float" office:value="0" calcext:value-type="float">
            <text:p>0</text:p>
          </table:table-cell>
          <table:table-cell table:style-name="ce422" table:formula="of:=IF(ISBLANK([$'2nd ° Seconde N2'.F8]);0;IF([$'2nd ° Seconde N2'.F8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8]);0;IF([$'2nd ° Seconde N2'.J8]=[.H21];1;-0.5))" office:value-type="float" office:value="0" calcext:value-type="float">
            <text:p>0</text:p>
          </table:table-cell>
          <table:table-cell table:style-name="ce422" table:formula="of:=IF(ISBLANK([$'2nd ° Seconde N2'.K8]);0;IF([$'2nd ° Seconde N2'.K8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421307" calcext:value-type="float">
            <text:p>421307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15" calcext:value-type="float">
            <text:p>15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239749" calcext:value-type="float">
            <text:p>239749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9" calcext:value-type="float">
            <text:p>9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9]);0;IF([$'2nd ° Seconde N2'.G9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641574" calcext:value-type="float">
            <text:p>64157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8" calcext:value-type="float">
            <text:p>8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388056" calcext:value-type="float">
            <text:p>388056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5" calcext:value-type="float">
            <text:p>5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11]);0;IF([$'2nd ° Seconde N2'.G11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471049" calcext:value-type="float">
            <text:p>471049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13" calcext:value-type="float">
            <text:p>13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150022" calcext:value-type="float">
            <text:p>150022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7" calcext:value-type="float">
            <text:p>7</text:p>
          </table:table-cell>
          <table:table-cell table:style-name="ce395" table:number-columns-repeated="2"/>
          <table:table-cell table:style-name="ce428" table:formula="of:=ABS([.R18])^2" office:value-type="float" office:value="49" calcext:value-type="float">
            <text:p>4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2]);0;IF([$'2nd ° Seconde N2'.B12]=[.A24];1;-0.5))" office:value-type="float" office:value="0" calcext:value-type="float">
            <text:p>0</text:p>
          </table:table-cell>
          <table:table-cell table:style-name="ce422" table:formula="of:=IF(ISBLANK([$'2nd ° Seconde N2'.F12]);0;IF([$'2nd ° Seconde N2'.F12]=[.E24];1;-0.5))" office:value-type="float" office:value="0" calcext:value-type="float">
            <text:p>0</text:p>
          </table:table-cell>
          <table:table-cell table:style-name="ce422" table:formula="of:=IF(ISBLANK([$'2nd ° Seconde N2'.I12]);0;IF([$'2nd ° Seconde N2'.I12]=[.H24];1;-0.5))" office:value-type="float" office:value="0" calcext:value-type="float">
            <text:p>0</text:p>
          </table:table-cell>
          <table:table-cell table:style-name="ce422" table:formula="of:=IF(ISBLANK([$'2nd ° Seconde N2'.L12]);0;IF([$'2nd ° Seconde N2'.L12]=[.K24];1;-0.5))" office:value-type="float" office:value="0" calcext:value-type="float">
            <text:p>0</text:p>
          </table:table-cell>
          <table:table-cell table:style-name="ce422" table:formula="of:=IF(ISBLANK([$'2nd ° Seconde N2'.M12]);0;IF([$'2nd ° Seconde N2'.M12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584291" calcext:value-type="float">
            <text:p>584291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9" calcext:value-type="float">
            <text:p>9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603182" calcext:value-type="float">
            <text:p>603182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9" calcext:value-type="float">
            <text:p>9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3]);0;IF([$'2nd ° Seconde N2'.G13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3]);0;IF([$'2nd ° Seconde N2'.J13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114110" calcext:value-type="float">
            <text:p>11411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22" calcext:value-type="float">
            <text:p>2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771258" calcext:value-type="float">
            <text:p>771258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8]^2)" office:value-type="float" office:value="100" calcext:value-type="float">
            <text:p>100</text:p>
          </table:table-cell>
          <table:table-cell table:style-name="ce395" table:number-columns-repeated="6"/>
          <table:table-cell table:number-columns-repeated="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5]);0;IF([$'2nd ° Seconde N2'.F15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8462" calcext:value-type="float">
            <text:p>8462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25" calcext:value-type="float">
            <text:p>25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197829" calcext:value-type="float">
            <text:p>197829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6]);0;IF([$'2nd ° Seconde N2'.B16]=[.A28];1;-0.5))" office:value-type="float" office:value="0" calcext:value-type="float">
            <text:p>0</text:p>
          </table:table-cell>
          <table:table-cell table:style-name="ce422" table:formula="of:=IF(ISBLANK([$'2nd ° Seconde N2'.E16]);0;IF([$'2nd ° Seconde N2'.E16]=[.D28];1;-0.5))" office:value-type="float" office:value="0" calcext:value-type="float">
            <text:p>0</text:p>
          </table:table-cell>
          <table:table-cell table:style-name="ce422" table:formula="of:=IF(ISBLANK([$'2nd ° Seconde N2'.H16]);0;IF([$'2nd ° Seconde N2'.H16]=[.G28];1;-0.5))" office:value-type="float" office:value="0" calcext:value-type="float">
            <text:p>0</text:p>
          </table:table-cell>
          <table:table-cell table:style-name="ce422" table:formula="of:=IF(ISBLANK([$'2nd ° Seconde N2'.J16]);0;IF([$'2nd ° Seconde N2'.J16]=[.I28];1;-0.5))" office:value-type="float" office:value="0" calcext:value-type="float">
            <text:p>0</text:p>
          </table:table-cell>
          <table:table-cell table:style-name="ce422" table:formula="of:=IF(ISBLANK([$'2nd ° Seconde N2'.K16]);0;IF([$'2nd ° Seconde N2'.K16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123705" calcext:value-type="float">
            <text:p>12370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311036" calcext:value-type="float">
            <text:p>311036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7" calcext:value-type="float">
            <text:p>7</text:p>
          </table:table-cell>
          <table:table-cell table:style-name="ce395" table:number-columns-repeated="2"/>
          <table:table-cell table:style-name="ce428" table:formula="of:=ABS([.R18])^2" office:value-type="float" office:value="49" calcext:value-type="float">
            <text:p>4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7]);0;IF([$'2nd ° Seconde N2'.F17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+" calcext:value-type="string">
            <text:p>+</text:p>
          </table:table-cell>
          <table:table-cell table:style-name="ce428" table:formula="of:=ABS([.S18])" office:value-type="float" office:value="9" calcext:value-type="float">
            <text:p>9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9]);0;IF([$'2nd ° Seconde N2'.F19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8]^2/[.Q18])" office:value-type="float" office:value="20" calcext:value-type="float">
            <text:p>20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20]);0;IF([$'2nd ° Seconde N2'.B20]=[.A32];1;-0.5))" office:value-type="float" office:value="0" calcext:value-type="float">
            <text:p>0</text:p>
          </table:table-cell>
          <table:table-cell table:style-name="ce422" table:formula="of:=IF(ISBLANK([$'2nd ° Seconde N2'.E20]);0;IF([$'2nd ° Seconde N2'.E20]=[.D32];1;-0.5))" office:value-type="float" office:value="0" calcext:value-type="float">
            <text:p>0</text:p>
          </table:table-cell>
          <table:table-cell table:style-name="ce422" table:formula="of:=IF(ISBLANK([$'2nd ° Seconde N2'.H20]);0;IF([$'2nd ° Seconde N2'.H20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21]);0;IF([$'2nd ° Seconde N2'.F21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7" calcext:value-type="float">
            <text:p>7</text:p>
          </table:table-cell>
          <table:table-cell table:style-name="ce395" table:number-columns-repeated="2"/>
          <table:table-cell table:style-name="ce428" table:formula="of:=ABS([.S20])*ABS(4*[.Q18]^2/[.Q18])" office:value-type="float" office:value="131" calcext:value-type="float">
            <text:p>131</text:p>
          </table:table-cell>
          <table:table-cell table:style-name="ce395" table:number-columns-repeated="13"/>
          <table:table-cell table:style-name="ce587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3]);0;IF([$'2nd ° Seconde N2'.E23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4]=[.C36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H24]=[.G36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32:.AC32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8]^2/[.Q18])" office:value-type="float" office:value="20" calcext:value-type="float">
            <text:p>20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5]);0;IF([$'2nd ° Seconde N2'.E25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5]);0;IF([$'2nd ° Seconde N2'.I25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0.5" calcext:value-type="float">
            <text:p>0,5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1]" office:value-type="float" office:value="7" calcext:value-type="float">
            <text:p>7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131" calcext:value-type="float">
            <text:p>131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3]" office:value-type="float" office:value="10" calcext:value-type="float">
            <text:p>10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20" calcext:value-type="float">
            <text:p>20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+ " calcext:value-type="string">
            <text:p><text:s/>+ </text:p>
          </table:table-cell>
          <table:table-cell table:formula="of:=ABS([.Z42])" office:value-type="float" office:value="6" calcext:value-type="float">
            <text:p>6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5 x + 6" calcext:value-type="string">
            <text:p>5 x + 6</text:p>
          </table:table-cell>
          <table:table-cell/>
          <table:table-cell table:style-name="ce422" table:formula="of:=IF(RANDBETWEEN(0;1);-1;1)*RANDBETWEEN(1;6)" office:value-type="float" office:value="5" calcext:value-type="float">
            <text:p>5</text:p>
          </table:table-cell>
          <table:table-cell table:style-name="ce422" table:formula="of:=IF(RANDBETWEEN(0;1);-1;1)*RANDBETWEEN(1;6)"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+ 1" calcext:value-type="string">
            <text:p><text:s/>x + 1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5" calcext:value-type="float">
            <text:p>5</text:p>
          </table:table-cell>
          <table:table-cell table:formula="of:=IF([.Z42]&lt;0;&quot;-&quot;;&quot;+&quot;)" office:value-type="string" office:string-value="+" calcext:value-type="string">
            <text:p>+</text:p>
          </table:table-cell>
          <table:table-cell table:formula="of:=ABS([.Z42])" office:value-type="float" office:value="6" calcext:value-type="float">
            <text:p>6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5" calcext:value-type="float">
            <text:p>5</text:p>
          </table:table-cell>
          <table:table-cell table:style-name="ce422" table:formula="of:=([.Z42]*[.Y44]-[.Y42]*[.Z44])/[.Y44]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7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table:formula="of:=ABS([.Z46])" office:value-type="float" office:value="1" calcext:value-type="float">
            <text:p>1</text:p>
          </table:table-cell>
          <table:table-cell table:number-columns-repeated="12"/>
          <table:covered-table-cell table:style-name="ce587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5" calcext:value-type="float">
            <text:p>5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4" calcext:value-type="float">
            <text:p>4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-5 x + 4" calcext:value-type="string">
            <text:p>-5 x + 4</text:p>
          </table:table-cell>
          <table:table-cell/>
          <table:table-cell table:style-name="ce422" table:formula="of:=INDEX([.AQ2:.AQ26];[.BA2])" office:value-type="float" office:value="-5" calcext:value-type="float">
            <text:p>-5</text:p>
          </table:table-cell>
          <table:table-cell table:style-name="ce422" table:formula="of:=INDEX([.AR2:.AR26];[.BA2]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7 x + 4" calcext:value-type="string">
            <text:p>7 x + 4</text:p>
          </table:table-cell>
          <table:table-cell/>
          <table:table-cell table:style-name="ce422" table:formula="of:=INDEX([.AS2:.AS26];[.BA2])" office:value-type="float" office:value="7" calcext:value-type="float">
            <text:p>7</text:p>
          </table:table-cell>
          <table:table-cell table:style-name="ce422" table:formula="of:=INDEX([.AT2:.AT26];[.BA2]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-5" calcext:value-type="float">
            <text:p>-5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20" calcext:value-type="float">
            <text:p>20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-0.714285714285714" calcext:value-type="float">
            <text:p>-5/7 <text:s text:c="3"/></text:p>
          </table:table-cell>
          <table:table-cell table:style-name="ce493" table:formula="of:=([.Z65]*[.Y67]-[.Y65]*[.Z67])/[.Y67]" office:value-type="float" office:value="6.85714285714286" calcext:value-type="float">
            <text:p>48/7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87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87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519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-5" calcext:value-type="float">
            <text:p>-5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48" calcext:value-type="float">
            <text:p>48</text:p>
          </table:table-cell>
          <table:table-cell table:style-name="ce395" table:number-columns-repeated="2"/>
          <table:table-cell table:number-columns-repeated="9"/>
          <table:covered-table-cell table:style-name="ce519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519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9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519" table:number-columns-repeated="2"/>
          <table:table-cell table:style-name="ce395"/>
          <table:table-cell table:number-columns-repeated="1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5" calcext:value-type="float">
            <text:p>5</text:p>
          </table:table-cell>
          <table:table-cell table:style-name="ce519" table:number-columns-repeated="2"/>
          <table:table-cell table:number-columns-repeated="2"/>
          <table:table-cell table:formula="of:=ABS(-[.Y65]*[.Z67]+[.Z65]*[.Y67])" office:value-type="float" office:value="48" calcext:value-type="float">
            <text:p>48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-0.5" calcext:value-type="float">
            <text:p>-0,5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-0.5" calcext:value-type="float">
            <text:p>-0,5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519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style-name="ce397"/>
          <table:table-cell table:formula="of:=[.Y67]" office:value-type="float" office:value="7" calcext:value-type="float">
            <text:p>7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-0.5" calcext:value-type="float">
            <text:p>-0,5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1" calcext:value-type="float">
            <text:p>1</text:p>
          </table:table-cell>
          <table:table-cell table:style-name="ce422" table:number-columns-repeated="2"/>
          <table:table-cell table:style-name="ce422" table:formula="of:=SUM([.W84:.AC84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5" calcext:value-type="float">
            <text:p>5</text:p>
          </table:table-cell>
          <table:table-cell/>
          <table:table-cell table:style-name="ce397"/>
          <table:table-cell/>
          <table:table-cell table:formula="of:=ABS(-[.Y65]*[.Z67]+[.Z65]*[.Y67])" office:value-type="float" office:value="48" calcext:value-type="float">
            <text:p>48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519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number-columns-repeated="3"/>
          <table:table-cell table:style-name="ce397" table:formula="of:=[.Y67]" office:value-type="float" office:value="7" calcext:value-type="float">
            <text:p>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6" table:number-rows-spanned="1"/>
          <table:covered-table-cell table:number-columns-repeated="5" table:style-name="ce448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1005"/>
          <table:table-cell table:style-name="ce420"/>
        </table:table-row>
        <table:table-row table:style-name="ro3">
          <table:table-cell table:style-name="ce404" table:formula="of:=RANDBETWEEN(1;1000000)" office:value-type="float" office:value="479530" calcext:value-type="float">
            <text:p>479530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2" calcext:value-type="float">
            <text:p>2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2" calcext:value-type="string" table:number-columns-spanned="4" table:number-rows-spanned="1">
            <text:p>|x| = 2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2" calcext:value-type="float">
            <text:p>-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2" calcext:value-type="float">
            <text:p>2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4" calcext:value-type="float">
            <text:p>4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43022" calcext:value-type="float">
            <text:p>143022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15" calcext:value-type="float">
            <text:p>15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2" calcext:value-type="float">
            <text:p>2</text:p>
          </table:table-cell>
          <table:table-cell table:style-name="ce404" table:formula="of:=COM.MICROSOFT.CONCAT([.B96:.G96])" office:value-type="string" office:string-value="|x - 15| = 2" calcext:value-type="string" table:number-columns-spanned="4" table:number-rows-spanned="1">
            <text:p>|x - 15| = 2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13" calcext:value-type="float">
            <text:p>1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7" calcext:value-type="float">
            <text:p>17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6" calcext:value-type="float">
            <text:p>6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72426" calcext:value-type="float">
            <text:p>172426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11" calcext:value-type="float">
            <text:p>11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0" calcext:value-type="float">
            <text:p>10</text:p>
          </table:table-cell>
          <table:table-cell table:style-name="ce404" table:formula="of:=COM.MICROSOFT.CONCAT([.B97:.G97])" office:value-type="string" office:string-value="|x + 11| = 10" calcext:value-type="string" table:number-columns-spanned="4" table:number-rows-spanned="1">
            <text:p>|x + 11| = 10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21" calcext:value-type="float">
            <text:p>-21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-1" calcext:value-type="float">
            <text:p>-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487653" calcext:value-type="float">
            <text:p>487653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6" calcext:value-type="float">
            <text:p>6</text:p>
          </table:table-cell>
          <table:table-cell table:style-name="ce404" office:value-type="string" calcext:value-type="string">
            <text:p><text:s/>-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3" calcext:value-type="float">
            <text:p>13</text:p>
          </table:table-cell>
          <table:table-cell table:style-name="ce404" table:formula="of:=COM.MICROSOFT.CONCAT([.B98:.G98])" office:value-type="string" office:string-value="|6 - x| = 13" calcext:value-type="string" table:number-columns-spanned="4" table:number-rows-spanned="1">
            <text:p>|6 - x| = 13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-7" calcext:value-type="float">
            <text:p>-7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19" calcext:value-type="float">
            <text:p>19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653455" calcext:value-type="float">
            <text:p>653455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<text:s/>+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table:formula="of:=COM.MICROSOFT.CONCAT([.B99:.G99])" office:value-type="string" office:string-value="|13 + x| = 14" calcext:value-type="string" table:number-columns-spanned="4" table:number-rows-spanned="1">
            <text:p>|13 + x| = 1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27" calcext:value-type="float">
            <text:p>-27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1" calcext:value-type="float">
            <text:p>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2" calcext:value-type="float">
            <text:p>2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673129" calcext:value-type="float">
            <text:p>673129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5" calcext:value-type="float">
            <text:p>-5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5" calcext:value-type="string" table:number-columns-spanned="4" table:number-rows-spanned="1">
            <text:p>|x| = -5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317784" calcext:value-type="float">
            <text:p>317784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3" calcext:value-type="float">
            <text:p>3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3" calcext:value-type="string" table:number-columns-spanned="4" table:number-rows-spanned="1">
            <text:p>|x| &lt; 3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3" calcext:value-type="float">
            <text:p>-3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3" calcext:value-type="float">
            <text:p>3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697308" calcext:value-type="float">
            <text:p>697308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1;15)" office:value-type="float" office:value="8" calcext:value-type="float">
            <text:p>8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 &gt; 8" calcext:value-type="string" table:number-columns-spanned="4" table:number-rows-spanned="1">
            <text:p>|x| &gt; 8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8" calcext:value-type="float">
            <text:p>-8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8" calcext:value-type="float">
            <text:p>8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690820" calcext:value-type="float">
            <text:p>690820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≤ </text:p>
          </table:table-cell>
          <table:table-cell table:style-name="ce405" table:formula="of:=RANDBETWEEN(1;15)" office:value-type="float" office:value="11" calcext:value-type="float">
            <text:p>11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 ≤ 11" calcext:value-type="string" table:number-columns-spanned="4" table:number-rows-spanned="1">
            <text:p>|x| ≤ 11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11" calcext:value-type="float">
            <text:p>-11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11" calcext:value-type="float">
            <text:p>11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3" calcext:value-type="float">
            <text:p>3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377510" calcext:value-type="float">
            <text:p>377510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≥ </text:p>
          </table:table-cell>
          <table:table-cell table:style-name="ce405" table:formula="of:=RANDBETWEEN(1;15)" office:value-type="float" office:value="14" calcext:value-type="float">
            <text:p>14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 ≥ 14" calcext:value-type="string" table:number-columns-spanned="4" table:number-rows-spanned="1">
            <text:p>|x| ≥ 14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14" calcext:value-type="float">
            <text:p>-14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14" calcext:value-type="float">
            <text:p>14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5" calcext:value-type="float">
            <text:p>5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495116" calcext:value-type="float">
            <text:p>49511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9" calcext:value-type="float">
            <text:p>-9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9" calcext:value-type="string" table:number-columns-spanned="4" table:number-rows-spanned="1">
            <text:p>|x| &lt; -9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9" calcext:value-type="float">
            <text:p>9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9" calcext:value-type="float">
            <text:p>-9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4" calcext:value-type="float">
            <text:p>4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702874" calcext:value-type="float">
            <text:p>702874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5" calcext:value-type="float">
            <text:p>-5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5" calcext:value-type="string" table:number-columns-spanned="4" table:number-rows-spanned="1">
            <text:p>|x| &gt; -5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861544" calcext:value-type="float">
            <text:p>86154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" calcext:value-type="float">
            <text:p>1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table:formula="of:=COM.MICROSOFT.CONCAT([.B112:.G112])" office:value-type="string" office:string-value="|x - 1| &lt; 4" calcext:value-type="string" table:number-columns-spanned="4" table:number-rows-spanned="1">
            <text:p>|x - 1| &lt; 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-3" calcext:value-type="float">
            <text:p>-3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5" calcext:value-type="float">
            <text:p>5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1" calcext:value-type="float">
            <text:p>1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04079" calcext:value-type="float">
            <text:p>704079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table:formula="of:=COM.MICROSOFT.CONCAT([.B113:.G113])" office:value-type="string" office:string-value="|x - 2| ≤ 12" calcext:value-type="string" table:number-columns-spanned="4" table:number-rows-spanned="1">
            <text:p>|x - 2| ≤ 12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-10" calcext:value-type="float">
            <text:p>-10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14" calcext:value-type="float">
            <text:p>14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3604" calcext:value-type="float">
            <text:p>4360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table:formula="of:=COM.MICROSOFT.CONCAT([.B114:.G114])" office:value-type="string" office:string-value="|x + 2| &lt; 13" calcext:value-type="string" table:number-columns-spanned="4" table:number-rows-spanned="1">
            <text:p>|x + 2| &lt; 1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15" calcext:value-type="float">
            <text:p>-15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11" calcext:value-type="float">
            <text:p>11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12" calcext:value-type="float">
            <text:p>12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03189" calcext:value-type="float">
            <text:p>203189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table:formula="of:=COM.MICROSOFT.CONCAT([.B115:.G115])" office:value-type="string" office:string-value="|x + 4| ≤ 5" calcext:value-type="string" table:number-columns-spanned="4" table:number-rows-spanned="1">
            <text:p>|x + 4| ≤ 5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9" calcext:value-type="float">
            <text:p>-9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1" calcext:value-type="float">
            <text:p>1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10" calcext:value-type="float">
            <text:p>10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95565" calcext:value-type="float">
            <text:p>195565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table:formula="of:=COM.MICROSOFT.CONCAT([.B116:.G116])" office:value-type="string" office:string-value="|5 - x| &gt; 15" calcext:value-type="string" table:number-columns-spanned="4" table:number-rows-spanned="1">
            <text:p>|5 - x| &gt; 1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-10" calcext:value-type="float">
            <text:p>-10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20" calcext:value-type="float">
            <text:p>20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11" calcext:value-type="float">
            <text:p>11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58741" calcext:value-type="float">
            <text:p>658741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4" calcext:value-type="float">
            <text:p>14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7:.G117])" office:value-type="string" office:string-value="|14 - x| ≥ 3" calcext:value-type="string" table:number-columns-spanned="4" table:number-rows-spanned="1">
            <text:p>|14 - x| ≥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11" calcext:value-type="float">
            <text:p>11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17" calcext:value-type="float">
            <text:p>17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4" calcext:value-type="float">
            <text:p>4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77249" calcext:value-type="float">
            <text:p>577249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8:.G118])" office:value-type="string" office:string-value="|3 + x| &gt; 3" calcext:value-type="string" table:number-columns-spanned="4" table:number-rows-spanned="1">
            <text:p>|3 + x| &g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6" calcext:value-type="float">
            <text:p>-6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0" calcext:value-type="float">
            <text:p>0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5" calcext:value-type="float">
            <text:p>5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92053" calcext:value-type="float">
            <text:p>292053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3" calcext:value-type="float">
            <text:p>13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" calcext:value-type="float">
            <text:p>1</text:p>
          </table:table-cell>
          <table:table-cell table:style-name="ce407" table:formula="of:=COM.MICROSOFT.CONCAT([.B119:.G119])" office:value-type="string" office:string-value="|13 + x| ≥ 1" calcext:value-type="string" table:number-columns-spanned="4" table:number-rows-spanned="1">
            <text:p>|13 + x| ≥ 1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14" calcext:value-type="float">
            <text:p>-14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12" calcext:value-type="float">
            <text:p>-12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8" calcext:value-type="float">
            <text:p>8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45658" calcext:value-type="float">
            <text:p>54565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9" calcext:value-type="float">
            <text:p>-9</text:p>
          </table:table-cell>
          <table:table-cell table:style-name="ce407" table:formula="of:=COM.MICROSOFT.CONCAT([.B120:.G120])" office:value-type="string" office:string-value="|x - 10| &lt; -9" calcext:value-type="string" table:number-columns-spanned="4" table:number-rows-spanned="1">
            <text:p>|x - 10| &lt; -9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6" calcext:value-type="float">
            <text:p>6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29243" calcext:value-type="float">
            <text:p>72924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9" calcext:value-type="float">
            <text:p>9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10" calcext:value-type="float">
            <text:p>-10</text:p>
          </table:table-cell>
          <table:table-cell table:style-name="ce407" table:formula="of:=COM.MICROSOFT.CONCAT([.B121:.G121])" office:value-type="string" office:string-value="|x - 9| ≤ -10" calcext:value-type="string" table:number-columns-spanned="4" table:number-rows-spanned="1">
            <text:p>|x - 9| ≤ -10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2" calcext:value-type="float">
            <text:p>2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79590" calcext:value-type="float">
            <text:p>37959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13" calcext:value-type="float">
            <text:p>-13</text:p>
          </table:table-cell>
          <table:table-cell table:style-name="ce407" table:formula="of:=COM.MICROSOFT.CONCAT([.B122:.G122])" office:value-type="string" office:string-value="|x + 10| &gt; -13" calcext:value-type="string" table:number-columns-spanned="4" table:number-rows-spanned="1">
            <text:p>|x + 10| &gt; -13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7" calcext:value-type="float">
            <text:p>7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70376" calcext:value-type="float">
            <text:p>270376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6" calcext:value-type="float">
            <text:p>6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10" calcext:value-type="float">
            <text:p>-10</text:p>
          </table:table-cell>
          <table:table-cell table:style-name="ce407" table:formula="of:=COM.MICROSOFT.CONCAT([.B123:.G123])" office:value-type="string" office:string-value="|x + 6| ≥ -10" calcext:value-type="string" table:number-columns-spanned="4" table:number-rows-spanned="1">
            <text:p>|x + 6| ≥ -10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9" calcext:value-type="float">
            <text:p>9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420"/>
        </table:table-row>
        <table:table-row table:style-name="ro8">
          <table:table-cell table:number-columns-repeated="1024"/>
        </table:table-row>
        <table:table-row table:style-name="ro8">
          <table:table-cell table:style-name="ce457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6 - x| = 13" calcext:value-type="string" table:number-columns-spanned="3" table:number-rows-spanned="1">
            <text:p>|6 - x| = 13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1" table:formula="of:=IF(INDEX([$Données.L$95:$Données.L$100];[$Données.$Q$95])=&quot;&quot;;&quot;&quot;;INDEX([$Données.L$95:$Données.L$100];[$Données.$Q$95]))" office:value-type="string" office:string-value="{" calcext:value-type="string">
            <text:p>{</text:p>
          </table:table-cell>
          <table:table-cell table:style-name="ce439" table:formula="of:=IF(INDEX([$Données.M$95:$Données.M$100];[$Données.$Q$95])=&quot;&quot;;&quot;&quot;;INDEX([$Données.M$95:$Données.M$100];[$Données.$Q$95]))" office:value-type="float" office:value="-7" calcext:value-type="float">
            <text:p>-7</text:p>
          </table:table-cell>
          <table:table-cell table:style-name="ce451" table:formula="of:=IF(INDEX([$Données.N$95:$Données.N$100];[$Données.$Q$95])=&quot;&quot;;&quot;&quot;;INDEX([$Données.N$95:$Données.N$100];[$Données.$Q$95]))" office:value-type="string" office:string-value=";" calcext:value-type="string">
            <text:p>;</text:p>
          </table:table-cell>
          <table:table-cell table:style-name="ce439" table:formula="of:=IF(INDEX([$Données.O$95:$Données.O$100];[$Données.$Q$95])=&quot;&quot;;&quot;&quot;;INDEX([$Données.O$95:$Données.O$100];[$Données.$Q$95]))" office:value-type="float" office:value="19" calcext:value-type="float">
            <text:p>19</text:p>
          </table:table-cell>
          <table:table-cell table:style-name="ce460" table:formula="of:=IF(INDEX([$Données.P$95:$Données.P$100];[$Données.$Q$95])=&quot;&quot;;&quot;&quot;;INDEX([$Données.P$95:$Données.P$100];[$Données.$Q$95]))" office:value-type="string" office:string-value="}" calcext:value-type="string">
            <text:p>}</text:p>
          </table:table-cell>
          <table:table-cell table:style-name="ce422" table:formula="of:=5-COUNTBLANK([.D126:.H126])" office:value-type="float" office:value="5" calcext:value-type="float">
            <text:p>5</text:p>
          </table:table-cell>
          <table:table-cell table:style-name="ce354" table:formula="of:=SUM([.I126];[.O129];[.O132])" office:value-type="float" office:value="11" calcext:value-type="float" table:number-columns-spanned="3" table:number-rows-spanned="1">
            <text:p>11</text:p>
          </table:table-cell>
          <table:covered-table-cell table:style-name="ce356"/>
          <table:covered-table-cell table:style-name="ce377"/>
          <table:table-cell table:style-name="ce521"/>
          <table:table-cell table:style-name="ce515"/>
          <table:table-cell table:number-columns-repeated="1009"/>
          <table:table-cell table:style-name="ce521"/>
        </table:table-row>
        <table:table-row table:style-name="ro8">
          <table:table-cell table:style-name="ce293" table:number-columns-repeated="8"/>
          <table:table-cell table:style-name="ce515" table:number-columns-repeated="6"/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541" table:formula="of:=INDEX([$Données.$H$105:$Données.$H$110];[$Données.W105])" office:value-type="string" office:string-value="|x| &gt; -5" calcext:value-type="string" table:number-columns-spanned="4" table:number-rows-spanned="1">
            <text:p>|x| &gt; -5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IR" calcext:value-type="string">
            <text:p>IR</text:p>
          </table:table-cell>
          <table:table-cell table:style-name="ce440" table:formula="of:=IF(INDEX([$Données.M$105:$Données.M$123];[$Données.$W$105])=&quot;&quot;;&quot;&quot;;INDEX([$Données.M$105:$Données.M$123];[$Données.$W$105]))">
            <text:p/>
          </table:table-cell>
          <table:table-cell table:style-name="ce441" table:formula="of:=IF(INDEX([$Données.N$105:$Données.N$123];[$Données.$W$105])=&quot;&quot;;&quot;&quot;;INDEX([$Données.N$105:$Données.N$123];[$Données.$W$105]))">
            <text:p/>
          </table:table-cell>
          <table:table-cell table:style-name="ce440" table:formula="of:=IF(INDEX([$Données.O$105:$Données.O$123];[$Données.$W$105])=&quot;&quot;;&quot;&quot;;INDEX([$Données.O$105:$Données.O$123];[$Données.$W$105]))">
            <text:p/>
          </table:table-cell>
          <table:table-cell table:style-name="ce441" table:formula="of:=IF(INDEX([$Données.P$105:$Données.P$123];[$Données.$W$105])=&quot;&quot;;&quot;&quot;;INDEX([$Données.P$105:$Données.P$123];[$Données.$W$105]))">
            <text:p/>
          </table:table-cell>
          <table:table-cell table:style-name="ce462" table:formula="of:=IF(INDEX([$Données.Q$105:$Données.Q$123];[$Données.$W$105])=&quot;&quot;;&quot;&quot;;INDEX([$Données.Q$105:$Données.Q$123];[$Données.$W$105])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INDEX([$Données.U$105:$Données.U$123];[$Données.$W$105])=&quot;&quot;;&quot;&quot;;INDEX([$Données.U$105:$Données.U$123];[$Données.$W$105])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style-name="ce422" table:formula="of:=11-COUNTBLANK([.D129:.N129])" office:value-type="float" office:value="1" calcext:value-type="float">
            <text:p>1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IR" calcext:value-type="string">
            <text:p>IR</text:p>
          </table:table-cell>
          <table:table-cell table:style-name="ce440" table:formula="of:=IF([.E129]=&quot;-∞&quot;;&quot;-infini&quot;;[.E129])">
            <text:p/>
          </table:table-cell>
          <table:table-cell table:style-name="ce441" table:formula="of:=IF(INDEX([$Données.N$105:$Données.N$123];[$Données.$W$105])=&quot;&quot;;&quot;&quot;;INDEX([$Données.N$105:$Données.N$123];[$Données.$W$105]))">
            <text:p/>
          </table:table-cell>
          <table:table-cell table:style-name="ce440" table:formula="of:=IF(INDEX([$Données.O$105:$Données.O$123];[$Données.$W$105])=&quot;&quot;;&quot;&quot;;INDEX([$Données.O$105:$Données.O$123];[$Données.$W$105]))">
            <text:p/>
          </table:table-cell>
          <table:table-cell table:style-name="ce441" table:formula="of:=IF(INDEX([$Données.P$105:$Données.P$123];[$Données.$W$105])=&quot;&quot;;&quot;&quot;;INDEX([$Données.P$105:$Données.P$123];[$Données.$W$105]))">
            <text:p/>
          </table:table-cell>
          <table:table-cell table:style-name="ce441" table:formula="of:=IF([.I129]=&quot;&quot;;&quot;ou&quot;;[.I129]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[.M129]=&quot;+∞&quot;;&quot;+infini&quot;;[.M129]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521"/>
          <table:table-cell table:style-name="ce541" table:formula="of:=INDEX([$Données.$H$112:$Données.$H$123];[$Données.W112])" office:value-type="string" office:string-value="|x - 1| &lt; 4" calcext:value-type="string" table:number-columns-spanned="4" table:number-rows-spanned="1">
            <text:p>|x - 1| &lt; 4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float" office:value="-3" calcext:value-type="float">
            <text:p>-3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5" calcext:value-type="float">
            <text:p>5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[" calcext:value-type="string">
            <text:p>[</text:p>
          </table:table-cell>
          <table:table-cell table:style-name="ce462" table:formula="of:=IF(INDEX([$Données.Q$112:$Données.Q$123];[$Données.$W$112])=&quot;&quot;;&quot;&quot;;INDEX([$Données.Q$112:$Données.Q$123];[$Données.$W$112]))">
            <text:p/>
          </table:table-cell>
          <table:table-cell table:style-name="ce441" table:formula="of:=IF(INDEX([$Données.R$112:$Données.R$123];[$Données.$W$112])=&quot;&quot;;&quot;&quot;;INDEX([$Données.R$112:$Données.R$123];[$Données.$W$112]))">
            <text:p/>
          </table:table-cell>
          <table:table-cell table:style-name="ce441" table:formula="of:=IF(INDEX([$Données.S$112:$Données.S$123];[$Données.$W$112])=&quot;&quot;;&quot;&quot;;INDEX([$Données.S$112:$Données.S$123];[$Données.$W$112]))">
            <text:p/>
          </table:table-cell>
          <table:table-cell table:style-name="ce441" table:formula="of:=IF(INDEX([$Données.T$112:$Données.T$123];[$Données.$W$112])=&quot;&quot;;&quot;&quot;;INDEX([$Données.T$112:$Données.T$123];[$Données.$W$112]))">
            <text:p/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>
            <text:p/>
          </table:table-cell>
          <table:table-cell table:style-name="ce422" table:formula="of:=11-COUNTBLANK([.D132:.N132])" office:value-type="float" office:value="5" calcext:value-type="float">
            <text:p>5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0" table:formula="of:=IF(INDEX([$Données.M$112:$Données.M$123];[$Données.$W$112])=&quot;&quot;;&quot;&quot;;IF(INDEX([$Données.M$112:$Données.M$123];[$Données.$W$112])=&quot;-∞&quot;;&quot;-infini&quot;;INDEX([$Données.M$112:$Données.M$123];[$Données.$W$112])))" office:value-type="float" office:value="-3" calcext:value-type="float">
            <text:p>-3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5" calcext:value-type="float">
            <text:p>5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[" calcext:value-type="string">
            <text:p>[</text:p>
          </table:table-cell>
          <table:table-cell table:style-name="ce441" table:formula="of:=IF(INDEX([$Données.Q$112:$Données.Q$123];[$Données.$W$112])=&quot;&quot;;&quot;&quot;;&quot;ou&quot;)">
            <text:p/>
          </table:table-cell>
          <table:table-cell table:style-name="ce441" table:formula="of:=IF(INDEX([$Données.R$112:$Données.R$123];[$Données.$W$112])=&quot;&quot;;&quot;&quot;;INDEX([$Données.R$112:$Données.R$123];[$Données.$W$112]))">
            <text:p/>
          </table:table-cell>
          <table:table-cell table:style-name="ce441" table:formula="of:=IF(INDEX([$Données.S$112:$Données.S$123];[$Données.$W$112])=&quot;&quot;;&quot;&quot;;INDEX([$Données.S$112:$Données.S$123];[$Données.$W$112]))">
            <text:p/>
          </table:table-cell>
          <table:table-cell table:style-name="ce441" table:formula="of:=IF(INDEX([$Données.T$112:$Données.T$123];[$Données.$W$112])=&quot;&quot;;&quot;&quot;;INDEX([$Données.T$112:$Données.T$123];[$Données.$W$112]))">
            <text:p/>
          </table:table-cell>
          <table:table-cell table:style-name="ce441" table:formula="of:=IF(INDEX([$Données.U$112:$Données.U$123];[$Données.$W$112])=&quot;&quot;;&quot;&quot;;IF(INDEX([$Données.U$112:$Données.U$123];[$Données.$W$112])=&quot;+∞&quot;;&quot;+infini&quot;;INDEX([$Données.U$112:$Données.U$123];[$Données.$W$112])))">
            <text:p/>
          </table:table-cell>
          <table:table-cell table:style-name="ce473" table:formula="of:=IF(INDEX([$Données.V$112:$Données.V$123];[$Données.$W$112])=&quot;&quot;;&quot;&quot;;INDEX([$Données.V$112:$Données.V$123];[$Données.$W$112]))">
            <text:p/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5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44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6 - x| = 13" calcext:value-type="string">
            <text:p>|6 - x| = 13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 &gt; -5" calcext:value-type="string">
            <text:p>|x| &gt; -5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519"/>
          <table:table-cell table:number-columns-repeated="1010"/>
        </table:table-row>
        <table:table-row table:style-name="ro3">
          <table:table-cell table:style-name="ce415" table:formula="of:=[.G131]" office:value-type="string" office:string-value="|x - 1| &lt; 4" calcext:value-type="string">
            <text:p>|x - 1| &lt; 4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3"/>
          <table:table-cell office:value-type="string" calcext:value-type="string">
            <text:p><text:span text:style-name="T22">SI(</text:span><text:span text:style-name="T23">$R$142</text:span><text:span text:style-name="T22">*-</text:span><text:span text:style-name="T24">$Q$142</text:span><text:span text:style-name="T22">&lt;0;"+";"-")</text:span></text:p>
          </table:table-cell>
          <table:table-cell table:number-columns-repeated="11"/>
          <table:table-cell table:style-name="ce574" table:number-columns-repeated="3"/>
          <table:table-cell table:style-name="ce58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50" office:value-type="string" calcext:value-type="string">
            <text:p>S</text:p>
          </table:table-cell>
          <table:table-cell table:style-name="ce550" office:value-type="string" calcext:value-type="string">
            <text:p>P</text:p>
          </table:table-cell>
          <table:table-cell/>
          <table:table-cell table:style-name="ce397"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-3 x² - 60 x - 288 = 0" calcext:value-type="string" table:number-columns-spanned="5" table:number-rows-spanned="1">
            <text:p>-3 x² - 60 x - 288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R142]&lt;0;&quot;-&quot;;&quot;+&quot;)" office:value-type="string" office:string-value="-" calcext:value-type="string">
            <text:p>-</text:p>
          </table:table-cell>
          <table:table-cell table:formula="of:=ABS([.R142])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397" table:formula="of:=IF([.S142]&lt;0;&quot;-&quot;;&quot;+&quot;)" office:value-type="string" office:string-value="-" calcext:value-type="string">
            <text:p>-</text:p>
          </table:table-cell>
          <table:table-cell table:formula="of:=ABS([.S142])" office:value-type="float" office:value="288" calcext:value-type="float">
            <text:p>28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1;6)" office:value-type="float" office:value="-3" calcext:value-type="float">
            <text:p>-3</text:p>
          </table:table-cell>
          <table:table-cell table:style-name="ce422" table:formula="of:=-[.Q142]*[.T142]" office:value-type="float" office:value="-60" calcext:value-type="float">
            <text:p>-60</text:p>
          </table:table-cell>
          <table:table-cell table:style-name="ce422" table:formula="of:=[.Q142]*[.U142]" office:value-type="float" office:value="-288" calcext:value-type="float">
            <text:p>-288</text:p>
          </table:table-cell>
          <table:table-cell table:style-name="ce422" table:formula="of:=[.R144]+[.S144]" office:value-type="float" office:value="-20" calcext:value-type="float">
            <text:p>-20</text:p>
          </table:table-cell>
          <table:table-cell table:style-name="ce422" table:formula="of:=[.R144]*[.S144]" office:value-type="float" office:value="96" calcext:value-type="float">
            <text:p>96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2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[.$Q$142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ce397" table:formula="of:=IF([.$S$142]*-[.$Q$142]&lt;0;&quot;+&quot;;&quot;-&quot;)" office:value-type="string" office:string-value="+" calcext:value-type="string">
            <text:p>+</text:p>
          </table:table-cell>
          <table:table-cell table:formula="of:=ABS([.$S$142])/ABS([.$Q$142])" office:value-type="float" office:value="96" calcext:value-type="float">
            <text:p>96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style-name="ce550" office:value-type="string" calcext:value-type="string">
            <text:p>Δ</text:p>
          </table:table-cell>
          <table:table-cell table:number-columns-repeated="2"/>
          <table:table-cell table:style-name="ce422" table:formula="of:=IF(ISBLANK([$'2nd ° Première G N1'.A7]);0;IF([$'2nd ° Première G N1'.A7]=[.A143];1;-0.5))" office:value-type="float" office:value="0" calcext:value-type="float">
            <text:p>0</text:p>
          </table:table-cell>
          <table:table-cell table:style-name="ce422" table:formula="of:=IF(ISBLANK([$'2nd ° Première G N1'.D7]);0;IF([$'2nd ° Première G N1'.D7]=[.D143];1;-0.5))" office:value-type="float" office:value="0" calcext:value-type="float">
            <text:p>0</text:p>
          </table:table-cell>
          <table:table-cell table:style-name="ce422" table:formula="of:=IF(ISBLANK([$'2nd ° Première G N1'.E7]);0;IF([$'2nd ° Première G N1'.E7]=[.E143];1;-0.5))" office:value-type="float" office:value="0" calcext:value-type="float">
            <text:p>0</text:p>
          </table:table-cell>
          <table:table-cell table:style-name="ce422" table:formula="of:=IF(ISBLANK([$'2nd ° Première G N1'.G7]);0;IF([$'2nd ° Première G N1'.G7]=[.G143];1;-0.5))" office:value-type="float" office:value="0" calcext:value-type="float">
            <text:p>0</text:p>
          </table:table-cell>
          <table:table-cell table:style-name="ce422" table:formula="of:=IF(ISBLANK([$'2nd ° Première G N1'.H7]);0;IF([$'2nd ° Première G N1'.H7]=[.H143];1;-0.5))" office:value-type="float" office:value="0" calcext:value-type="float">
            <text:p>0</text:p>
          </table:table-cell>
          <table:table-cell table:style-name="ce479" table:number-columns-repeated="4"/>
          <table:table-cell table:style-name="ce422" table:formula="of:=SUM([.W143:.AE14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3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[.D143]" office:value-type="string" office:string-value="+" calcext:value-type="string">
            <text:p>+</text:p>
          </table:table-cell>
          <table:table-cell table:formula="of:=[.E143]/2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44]^2" office:value-type="float" office:value="100" calcext:value-type="float">
            <text:p>100</text:p>
          </table:table-cell>
          <table:table-cell table:style-name="ce397" table:formula="of:=[.G143]" office:value-type="string" office:string-value="+" calcext:value-type="string">
            <text:p>+</text:p>
          </table:table-cell>
          <table:table-cell table:formula="of:=[.H143]" office:value-type="float" office:value="96" calcext:value-type="float">
            <text:p>96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506" table:formula="of:=MIN([.R146:.S146])" office:value-type="float" office:value="-12" calcext:value-type="float">
            <text:p>-12</text:p>
          </table:table-cell>
          <table:table-cell table:style-name="ce506" table:formula="of:=MAX([.R146:.S146])" office:value-type="float" office:value="-8" calcext:value-type="float">
            <text:p>-8</text:p>
          </table:table-cell>
          <table:table-cell table:style-name="ce422" table:formula="of:=[.R142]^2-4*[.Q142]*[.S142]" office:value-type="float" office:value="144" calcext:value-type="float">
            <text:p>144</text:p>
          </table:table-cell>
          <table:table-cell table:number-columns-repeated="2"/>
          <table:table-cell table:style-name="ce422" table:formula="of:=IF(ISBLANK([$'2nd ° Première G N1'.A9]);0;IF([$'2nd ° Première G N1'.A9]=[.A144];1;-0.5))" office:value-type="float" office:value="0" calcext:value-type="float">
            <text:p>0</text:p>
          </table:table-cell>
          <table:table-cell table:style-name="ce422" table:formula="of:=IF(ISBLANK([$'2nd ° Première G N1'.E9]);0;IF([$'2nd ° Première G N1'.E9]=[.E144];1;-0.5))" office:value-type="float" office:value="0" calcext:value-type="float">
            <text:p>0</text:p>
          </table:table-cell>
          <table:table-cell table:style-name="ce422" table:formula="of:=IF(ISBLANK([$'2nd ° Première G N1'.F9]);0;IF([$'2nd ° Première G N1'.F9]=[.F144];1;-0.5))" office:value-type="float" office:value="0" calcext:value-type="float">
            <text:p>0</text:p>
          </table:table-cell>
          <table:table-cell table:style-name="ce422" table:formula="of:=IF(ISBLANK([$'2nd ° Première G N1'.H9]);0;IF([$'2nd ° Première G N1'.H9]=[.H144];1;-0.5))" office:value-type="float" office:value="0" calcext:value-type="float">
            <text:p>0</text:p>
          </table:table-cell>
          <table:table-cell table:style-name="ce422" table:formula="of:=IF(ISBLANK([$'2nd ° Première G N1'.I9]);0;IF([$'2nd ° Première G N1'.I9]=[.I144];1;-0.5))" office:value-type="float" office:value="0" calcext:value-type="float">
            <text:p>0</text:p>
          </table:table-cell>
          <table:table-cell table:style-name="ce422" table:formula="of:=IF(ISBLANK([$'2nd ° Première G N1'.J9]);0;IF([$'2nd ° Première G N1'.J9]=[.J144];1;-0.5))" office:value-type="float" office:value="0" calcext:value-type="float">
            <text:p>0</text:p>
          </table:table-cell>
          <table:table-cell table:style-name="ce422" table:formula="of:=IF(ISBLANK([$'2nd ° Première G N1'.K9]);0;IF([$'2nd ° Première G N1'.K9]=[.K14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44:.AE144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4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[.E144]" office:value-type="string" office:string-value="+" calcext:value-type="string">
            <text:p>+</text:p>
          </table:table-cell>
          <table:table-cell table:formula="of:=[.F144]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44]/(4*[.Q142]^2))" office:value-type="float" office:value="4" calcext:value-type="float">
            <text:p>4</text:p>
          </table:table-cell>
          <table:table-cell table:style-name="ce397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number-columns-repeated="3"/>
          <table:table-cell table:style-name="ce422" table:formula="of:=IF(ISBLANK([$'2nd ° Première G N1'.A11]);0;IF([$'2nd ° Première G N1'.A11]=[.A145];1;-0.5))" office:value-type="float" office:value="0" calcext:value-type="float">
            <text:p>0</text:p>
          </table:table-cell>
          <table:table-cell table:style-name="ce542" table:formula="of:=IF(ISBLANK([$'2nd ° Première G N1'.E11]);0;IF([$'2nd ° Première G N1'.E11]=[.E145];1;-0.5))" office:value-type="float" office:value="0" calcext:value-type="float">
            <text:p>0</text:p>
          </table:table-cell>
          <table:table-cell table:style-name="ce542" table:formula="of:=IF(ISBLANK([$'2nd ° Première G N1'.F11]);0;IF([$'2nd ° Première G N1'.F11]=[.F145];1;-0.5))" office:value-type="float" office:value="0" calcext:value-type="float">
            <text:p>0</text:p>
          </table:table-cell>
          <table:table-cell table:style-name="ce542" table:formula="of:=IF(ISBLANK([$'2nd ° Première G N1'.H11]);0;IF([$'2nd ° Première G N1'.H11]=[.H145];1;-0.5))" office:value-type="float" office:value="0" calcext:value-type="float">
            <text:p>0</text:p>
          </table:table-cell>
          <table:table-cell table:style-name="ce542" table:formula="of:=IF(ISBLANK([$'2nd ° Première G N1'.I11]);0;IF([$'2nd ° Première G N1'.I11]=[.I145];1;-0.5))" office:value-type="float" office:value="0" calcext:value-type="float">
            <text:p>0</text:p>
          </table:table-cell>
          <table:table-cell table:style-name="ce542" table:number-columns-repeated="4"/>
          <table:table-cell table:style-name="ce422" table:formula="of:=SUM([.W145:.AE145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4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44])/(2*[.Q142]))" office:value-type="float" office:value="2" calcext:value-type="float">
            <text:p>2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/>
          <table:table-cell table:style-name="ce422" table:formula="of:=IF(RANDBETWEEN(0;1);-2;2)*RANDBETWEEN(1;5)" office:value-type="float" office:value="-8" calcext:value-type="float">
            <text:p>-8</text:p>
          </table:table-cell>
          <table:table-cell table:style-name="ce422" table:formula="of:=-2*RANDBETWEEN(6;9)" office:value-type="float" office:value="-12" calcext:value-type="float">
            <text:p>-12</text:p>
          </table:table-cell>
          <table:table-cell table:number-columns-repeated="3"/>
          <table:table-cell table:style-name="ce422" table:formula="of:=IF(ISBLANK([$'2nd ° Première G N1'.A13]);0;IF([$'2nd ° Première G N1'.A13]=[.A146];1;-0.5))" office:value-type="float" office:value="0" calcext:value-type="float">
            <text:p>0</text:p>
          </table:table-cell>
          <table:table-cell table:style-name="ce542" table:formula="of:=IF(ISBLANK([$'2nd ° Première G N1'.E13]);0;IF([$'2nd ° Première G N1'.E13]=[.E146];1;-0.5))" office:value-type="float" office:value="0" calcext:value-type="float">
            <text:p>0</text:p>
          </table:table-cell>
          <table:table-cell table:style-name="ce542" table:formula="of:=IF(ISBLANK([$'2nd ° Première G N1'.F13]);0;IF([$'2nd ° Première G N1'.F13]=[.F146];1;-0.5))" office:value-type="float" office:value="0" calcext:value-type="float">
            <text:p>0</text:p>
          </table:table-cell>
          <table:table-cell table:style-name="ce542" table:formula="of:=IF(ISBLANK([$'2nd ° Première G N1'.H13]);0;IF([$'2nd ° Première G N1'.H13]=[.H146];1;-0.5))" office:value-type="float" office:value="0" calcext:value-type="float">
            <text:p>0</text:p>
          </table:table-cell>
          <table:table-cell table:style-name="ce542" table:formula="of:=IF(ISBLANK([$'2nd ° Première G N1'.I13]);0;IF([$'2nd ° Première G N1'.I13]=[.I146];1;-0.5))" office:value-type="float" office:value="0" calcext:value-type="float">
            <text:p>0</text:p>
          </table:table-cell>
          <table:table-cell table:number-columns-repeated="4"/>
          <table:table-cell table:style-name="ce422" table:formula="of:=SUM([.W146:.AE14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6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10" calcext:value-type="float">
            <text:p>10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6]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10" calcext:value-type="float">
            <text:p>10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6]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5]);0;IF([$'2nd ° Première G N1'.A15]=[.A147];1;-0.5))" office:value-type="float" office:value="0" calcext:value-type="float">
            <text:p>0</text:p>
          </table:table-cell>
          <table:table-cell table:style-name="ce542" table:formula="of:=IF(ISBLANK([$'2nd ° Première G N1'.D15]);0;IF([$'2nd ° Première G N1'.D15]=[.D147];1;-0.5))" office:value-type="float" office:value="0" calcext:value-type="float">
            <text:p>0</text:p>
          </table:table-cell>
          <table:table-cell table:style-name="ce542" table:formula="of:=IF(ISBLANK([$'2nd ° Première G N1'.E15]);0;IF([$'2nd ° Première G N1'.E15]=[.E147];1;-0.5))" office:value-type="float" office:value="0" calcext:value-type="float">
            <text:p>0</text:p>
          </table:table-cell>
          <table:table-cell table:style-name="ce542" table:formula="of:=IF(ISBLANK([$'2nd ° Première G N1'.F15]);0;IF([$'2nd ° Première G N1'.F15]=[.F147];1;-0.5))" office:value-type="float" office:value="0" calcext:value-type="float">
            <text:p>0</text:p>
          </table:table-cell>
          <table:table-cell table:style-name="ce542" table:formula="of:=IF(ISBLANK([$'2nd ° Première G N1'.G15]);0;IF([$'2nd ° Première G N1'.G15]=[.G147];1;-0.5))" office:value-type="float" office:value="0" calcext:value-type="float">
            <text:p>0</text:p>
          </table:table-cell>
          <table:table-cell table:style-name="ce542" table:formula="of:=IF(ISBLANK([$'2nd ° Première G N1'.K15]);0;IF([$'2nd ° Première G N1'.K15]=[.K147];1;-0.5))" office:value-type="float" office:value="0" calcext:value-type="float">
            <text:p>0</text:p>
          </table:table-cell>
          <table:table-cell table:style-name="ce542" table:formula="of:=IF(ISBLANK([$'2nd ° Première G N1'.L15]);0;IF([$'2nd ° Première G N1'.L15]=[.L147];1;-0.5))" office:value-type="float" office:value="0" calcext:value-type="float">
            <text:p>0</text:p>
          </table:table-cell>
          <table:table-cell table:style-name="ce542" table:formula="of:=IF(ISBLANK([$'2nd ° Première G N1'.M15]);0;IF([$'2nd ° Première G N1'.M15]=[.M147];1;-0.5))" office:value-type="float" office:value="0" calcext:value-type="float">
            <text:p>0</text:p>
          </table:table-cell>
          <table:table-cell table:style-name="ce542" table:formula="of:=IF(ISBLANK([$'2nd ° Première G N1'.N15]);0;IF([$'2nd ° Première G N1'.N15]=[.N147];1;-0.5))" office:value-type="float" office:value="0" calcext:value-type="float">
            <text:p>0</text:p>
          </table:table-cell>
          <table:table-cell table:style-name="ce422" table:formula="of:=SUM([.W147:.AE147])" office:value-type="float" office:value="0" calcext:value-type="float">
            <text:p>0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7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(IF([.$R$142]*-[.$Q$142]&lt;0;1;-1)*ABS([.$R$142]/(2*[.$Q$142]))-[.I146])&lt;0;&quot;-&quot;;&quot;+&quot;)" office:value-type="string" office:string-value="+" calcext:value-type="string">
            <text:p>+</text:p>
          </table:table-cell>
          <table:table-cell table:formula="of:=ABS(IF([.$R$142]*-[.$Q$142]&lt;0;1;-1)*ABS([.$R$142]/(2*[.$Q$142]))-[.I146])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7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(IF([.$R$142]*-[.$Q$142]&lt;0;1;-1)*ABS([.$R$142]/(2*[.$Q$142]))+[.I146])&lt;0;&quot;-&quot;;&quot;+&quot;)" office:value-type="string" office:string-value="+" calcext:value-type="string">
            <text:p>+</text:p>
          </table:table-cell>
          <table:table-cell table:formula="of:=ABS(IF([.$R$142]*-[.$Q$142]&lt;0;1;-1)*ABS([.$R$142]/(2*[.$Q$142]))+[.I146])" office:value-type="float" office:value="12" calcext:value-type="float">
            <text:p>1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7]);0;IF([$'2nd ° Première G N1'.A17]=[.A148];1;-0.5))" office:value-type="float" office:value="0" calcext:value-type="float">
            <text:p>0</text:p>
          </table:table-cell>
          <table:table-cell table:style-name="ce542" table:formula="of:=IF(ISBLANK([$'2nd ° Première G N1'.D17]);0;IF([$'2nd ° Première G N1'.D17]=[.D148];1;-0.5))" office:value-type="float" office:value="0" calcext:value-type="float">
            <text:p>0</text:p>
          </table:table-cell>
          <table:table-cell table:style-name="ce542" table:formula="of:=IF(ISBLANK([$'2nd ° Première G N1'.E17]);0;IF([$'2nd ° Première G N1'.E17]=[.E148];1;-0.5))" office:value-type="float" office:value="0" calcext:value-type="float">
            <text:p>0</text:p>
          </table:table-cell>
          <table:table-cell table:style-name="ce542" table:formula="of:=IF(ISBLANK([$'2nd ° Première G N1'.I17]);0;IF([$'2nd ° Première G N1'.I17]=[.I148];1;-0.5))" office:value-type="float" office:value="0" calcext:value-type="float">
            <text:p>0</text:p>
          </table:table-cell>
          <table:table-cell table:style-name="ce542" table:formula="of:=IF(ISBLANK([$'2nd ° Première G N1'.J17]);0;IF([$'2nd ° Première G N1'.J17]=[.J148];1;-0.5))" office:value-type="float" office:value="0" calcext:value-type="float">
            <text:p>0</text:p>
          </table:table-cell>
          <table:table-cell table:number-columns-repeated="4"/>
          <table:table-cell table:style-name="ce422" table:formula="of:=SUM([.W148:.AE148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9">
          <table:table-cell office:value-type="string" calcext:value-type="string">
            <text:p>x<text:span text:style-name="T21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44]" office:value-type="float" office:value="-12" calcext:value-type="float">
            <text:p>-12</text:p>
          </table:table-cell>
          <table:table-cell/>
          <table:table-cell office:value-type="string" calcext:value-type="string">
            <text:p>x<text:span text:style-name="T21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44]" office:value-type="float" office:value="-8" calcext:value-type="float">
            <text:p>-8</text:p>
          </table:table-cell>
          <table:table-cell table:number-columns-repeated="15"/>
          <table:table-cell table:style-name="ce422" table:formula="of:=IF(ISBLANK([$'2nd ° Première G N1'.C19]);0;IF([$'2nd ° Première G N1'.C19]=[.C149];1;-0.5))" office:value-type="float" office:value="0" calcext:value-type="float">
            <text:p>0</text:p>
          </table:table-cell>
          <table:table-cell table:style-name="ce422" table:formula="of:=IF(ISBLANK([$'2nd ° Première G N1'.F19]);0;IF([$'2nd ° Première G N1'.F19]=[.G149];1;-0.5))" office:value-type="float" office:value="0" calcext:value-type="float">
            <text:p>0</text:p>
          </table:table-cell>
          <table:table-cell table:number-columns-repeated="7"/>
          <table:table-cell table:style-name="ce422" table:formula="of:=SUM([.W149:.AE14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5"/>
          <table:table-cell table:number-columns-repeated="30"/>
          <table:table-cell table:style-name="ce496" office:value-type="string" calcext:value-type="string">
            <text:p>Note</text:p>
          </table:table-cell>
          <table:table-cell table:style-name="ce496" table:formula="of:=IF(20*SUM([.AF143:.AF149])/SUM([.AG143:.AG149])&lt;0;0;20*SUM([.AF143:.AF149])/SUM([.AG143:.AG149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5]=1;&quot;&quot;;IF([.Q155]=-1;&quot;- &quot;;[.Q155]));&quot; x²&quot;;IF([.R155]&lt;0;&quot; - &quot;;&quot; + &quot;);IF([.R155]=1;&quot;&quot;;IF([.R155]=-1;&quot;- &quot;;ABS([.R155])));&quot; x&quot;;IF([.S155]&lt;0;&quot; - &quot;;&quot; + &quot;);ABS([.S155]);&quot; = 0&quot;)" office:value-type="string" office:string-value="7 x² + 3 x + 7 = 0" calcext:value-type="string" table:number-columns-spanned="5" table:number-rows-spanned="1">
            <text:p>7 x² + 3 x + 7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5]=1;&quot;&quot;;IF([.Q155]=-1;&quot;-&quot;;[.Q155]))" office:value-type="float" office:value="7" calcext:value-type="float">
            <text:p>7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5]&lt;0;&quot;-&quot;;&quot;+&quot;)" office:value-type="string" office:string-value="+" calcext:value-type="string">
            <text:p>+</text:p>
          </table:table-cell>
          <table:table-cell table:style-name="ce397" table:formula="of:=IF(ABS([.R155])=1;&quot;&quot;;ABS([.R155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7" calcext:value-type="float">
            <text:p>7</text:p>
          </table:table-cell>
          <table:table-cell table:style-name="ce422" table:formula="of:=INDEX([.AJ2:.AJ26];[.AM3])" office:value-type="float" office:value="3" calcext:value-type="float">
            <text:p>3</text:p>
          </table:table-cell>
          <table:table-cell table:style-name="ce422" table:formula="of:=IF(RANDBETWEEN(0;1);-1;1)*RANDBETWEEN(1;10)" office:value-type="float" office:value="7" calcext:value-type="float">
            <text:p>7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7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3]);0;IF([$'2nd ° Seconde N2'.F143]=[.E157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7"/>
          <table:table-cell table:number-columns-repeated="4"/>
          <table:table-cell table:style-name="ce481" table:formula="of:=-[.R155]/(2*[.Q155])" office:value-type="float" office:value="-0.214285714285714" calcext:value-type="float" table:number-columns-spanned="2" table:number-rows-spanned="1">
            <text:p>-3/14 <text:s text:c="2"/></text:p>
          </table:table-cell>
          <table:covered-table-cell table:style-name="ce395"/>
          <table:table-cell table:style-name="ce481" table:formula="of:=[.Q155]*[.Q157]^2+[.R155]*[.Q157]+[.S155]" office:value-type="float" office:value="6.67857142857143" calcext:value-type="float" table:number-columns-spanned="2" table:number-rows-spanned="1">
            <text:p>187/28 <text:s text:c="2"/></text:p>
          </table:table-cell>
          <table:covered-table-cell/>
          <table:table-cell/>
          <table:covered-table-cell/>
          <table:table-cell table:style-name="ce422" table:formula="of:=IF(ISBLANK([$'2nd ° Seconde N2'.A144]);0;IF([$'2nd ° Seconde N2'.A144]=[.A158];1;-0.5))" office:value-type="float" office:value="0" calcext:value-type="float">
            <text:p>0</text:p>
          </table:table-cell>
          <table:table-cell table:style-name="ce422" table:formula="of:=IF(ISBLANK([$'2nd ° Seconde N2'.E144]);0;IF([$'2nd ° Seconde N2'.E144]=[.D15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4]);0;IF([$'2nd ° Seconde N2'.I144]=[.H158];1;-0.5))" office:value-type="float" office:value="0" calcext:value-type="float">
            <text:p>0</text:p>
          </table:table-cell>
          <table:table-cell table:style-name="ce422" table:formula="of:=IF(ISBLANK([$'2nd ° Seconde N2'.J144]);0;IF([$'2nd ° Seconde N2'.J144]=[.I15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5]);0;IF([$'2nd ° Seconde N2'.F145]=[.E15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5])" office:value-type="float" office:value="7" calcext:value-type="float">
            <text:p>7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7]);0;IF([$'2nd ° Seconde N2'.F147]=[.F16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8]);0;IF([$'2nd ° Seconde N2'.A148]=[.A161];1;-0.5))" office:value-type="float" office:value="0" calcext:value-type="float">
            <text:p>0</text:p>
          </table:table-cell>
          <table:table-cell table:style-name="ce422" table:formula="of:=IF(ISBLANK([$'2nd ° Seconde N2'.E148]);0;IF([$'2nd ° Seconde N2'.E148]=[.E161];1;-0.5))" office:value-type="float" office:value="0" calcext:value-type="float">
            <text:p>0</text:p>
          </table:table-cell>
          <table:table-cell table:style-name="ce422" table:formula="of:=IF(ISBLANK([$'2nd ° Seconde N2'.H148]);0;IF([$'2nd ° Seconde N2'.H148]=[.H161];1;-0.5))" office:value-type="float" office:value="0" calcext:value-type="float">
            <text:p>0</text:p>
          </table:table-cell>
          <table:table-cell table:style-name="ce422" table:formula="of:=IF(ISBLANK([$'2nd ° Seconde N2'.K148]);0;IF([$'2nd ° Seconde N2'.K148]=[.K161];1;-0.5))" office:value-type="float" office:value="0" calcext:value-type="float">
            <text:p>0</text:p>
          </table:table-cell>
          <table:table-cell table:style-name="ce422" table:formula="of:=IF(ISBLANK([$'2nd ° Seconde N2'.L148]);0;IF([$'2nd ° Seconde N2'.L148]=[.L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7" calcext:value-type="float">
            <text:p>7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9]);0;IF([$'2nd ° Seconde N2'.F149]=[.F16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9]);0;IF([$'2nd ° Seconde N2'.I149]=[.I162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)" office:value-type="float" office:value="196" calcext:value-type="float">
            <text:p>196</text:p>
          </table:table-cell>
          <table:table-cell table:style-name="ce395" table:number-columns-repeated="6"/>
          <table:table-cell table:number-columns-repeated="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51]);0;IF([$'2nd ° Seconde N2'.E151]=[.E16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2]);0;IF([$'2nd ° Seconde N2'.A152]=[.A165];1;-0.5))" office:value-type="float" office:value="0" calcext:value-type="float">
            <text:p>0</text:p>
          </table:table-cell>
          <table:table-cell table:style-name="ce422" table:formula="of:=IF(ISBLANK([$'2nd ° Seconde N2'.D152]);0;IF([$'2nd ° Seconde N2'.D152]=[.D165];1;-0.5))" office:value-type="float" office:value="0" calcext:value-type="float">
            <text:p>0</text:p>
          </table:table-cell>
          <table:table-cell table:style-name="ce422" table:formula="of:=IF(ISBLANK([$'2nd ° Seconde N2'.G152]);0;IF([$'2nd ° Seconde N2'.G152]=[.G165];1;-0.5))" office:value-type="float" office:value="0" calcext:value-type="float">
            <text:p>0</text:p>
          </table:table-cell>
          <table:table-cell table:style-name="ce422" table:formula="of:=IF(ISBLANK([$'2nd ° Seconde N2'.I152]);0;IF([$'2nd ° Seconde N2'.I152]=[.I165];1;-0.5))" office:value-type="float" office:value="0" calcext:value-type="float">
            <text:p>0</text:p>
          </table:table-cell>
          <table:table-cell table:style-name="ce422" table:formula="of:=IF(ISBLANK([$'2nd ° Seconde N2'.J152]);0;IF([$'2nd ° Seconde N2'.J152]=[.J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3]);0;IF([$'2nd ° Seconde N2'.E153]=[.E166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5]&lt;0;&quot;-&quot;;&quot;+&quot;)" office:value-type="string" office:string-value="+" calcext:value-type="string">
            <text:p>+</text:p>
          </table:table-cell>
          <table:table-cell table:style-name="ce428" table:formula="of:=ABS([.S155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5]);0;IF([$'2nd ° Seconde N2'.E155]=[.E16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/[.Q155])" office:value-type="float" office:value="28" calcext:value-type="float">
            <text:p>28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6]);0;IF([$'2nd ° Seconde N2'.A156]=[.A169];1;-0.5))" office:value-type="float" office:value="0" calcext:value-type="float">
            <text:p>0</text:p>
          </table:table-cell>
          <table:table-cell table:style-name="ce422" table:formula="of:=IF(ISBLANK([$'2nd ° Seconde N2'.D156]);0;IF([$'2nd ° Seconde N2'.D156]=[.D169];1;-0.5))" office:value-type="float" office:value="0" calcext:value-type="float">
            <text:p>0</text:p>
          </table:table-cell>
          <table:table-cell table:style-name="ce422" table:formula="of:=IF(ISBLANK([$'2nd ° Seconde N2'.G156]);0;IF([$'2nd ° Seconde N2'.G156]=[.G16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7]);0;IF([$'2nd ° Seconde N2'.E157]=[.E17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S157])*ABS(4*[.Q155]^2/[.Q155])" office:value-type="float" office:value="187" calcext:value-type="float">
            <text:p>187</text:p>
          </table:table-cell>
          <table:table-cell table:style-name="ce395" table:number-columns-repeated="13"/>
          <table:table-cell table:style-name="ce587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9]);0;IF([$'2nd ° Seconde N2'.D159]=[.D17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2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8:.AC16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7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9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60]=[.C173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G160]=[.G173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169:.AC169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/[.Q155])" office:value-type="float" office:value="28" calcext:value-type="float">
            <text:p>28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61]);0;IF([$'2nd ° Seconde N2'.D161]=[.D17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61]);0;IF([$'2nd ° Seconde N2'.H161]=[.H174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70:.AC17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6:.AD170])" office:value-type="float" office:value="0.5" calcext:value-type="float">
            <text:p>0,5</text:p>
          </table:table-cell>
          <table:table-cell table:style-name="ce422" table:formula="of:=SUM([.AE156:.AE17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68]" office:value-type="float" office:value="3" calcext:value-type="float">
            <text:p>3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8]" office:value-type="float" office:value="187" calcext:value-type="float">
            <text:p>187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6:.AD170])/SUM([.AE156:.AE170])&lt;0;0;20*SUM([.AD156:.AD170])/SUM([.AE156:.AE17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7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9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70]" office:value-type="float" office:value="14" calcext:value-type="float">
            <text:p>14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70]" office:value-type="float" office:value="28" calcext:value-type="float">
            <text:p>28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56:31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19T14:58:25.049000000</dc:date>
    <meta:editing-duration>PT23H17M8S</meta:editing-duration>
    <meta:editing-cycles>331</meta:editing-cycles>
    <meta:generator>LibreOffice/6.1.6.3$Windows_X86_64 LibreOffice_project/5896ab1714085361c45cf540f76f60673dd96a72</meta:generator>
    <meta:document-statistic meta:table-count="9" meta:cell-count="2773" meta:object-count="28"/>
  </office:meta>
</office:document-meta>
</file>